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702cm" table:align="margins"/>
    </style:style>
    <style:style style:name="Table1.A" style:family="table-column">
      <style:table-column-properties style:column-width="1.566cm" style:rel-column-width="855*"/>
    </style:style>
    <style:style style:name="Table1.B" style:family="table-column">
      <style:table-column-properties style:column-width="11.739cm" style:rel-column-width="6405*"/>
    </style:style>
    <style:style style:name="Table1.C" style:family="table-column">
      <style:table-column-properties style:column-width="13.397cm" style:rel-column-width="7310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702cm" table:align="margins"/>
    </style:style>
    <style:style style:name="Table2.A" style:family="table-column">
      <style:table-column-properties style:column-width="1.566cm" style:rel-column-width="888*"/>
    </style:style>
    <style:style style:name="Table2.B" style:family="table-column">
      <style:table-column-properties style:column-width="11.739cm" style:rel-column-width="6655*"/>
    </style:style>
    <style:style style:name="Table2.C" style:family="table-column">
      <style:table-column-properties style:column-width="13.397cm" style:rel-column-width="759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702cm" table:align="margins"/>
    </style:style>
    <style:style style:name="Table3.A" style:family="table-column">
      <style:table-column-properties style:column-width="1.566cm" style:rel-column-width="888*"/>
    </style:style>
    <style:style style:name="Table3.B" style:family="table-column">
      <style:table-column-properties style:column-width="11.739cm" style:rel-column-width="6655*"/>
    </style:style>
    <style:style style:name="Table3.C" style:family="table-column">
      <style:table-column-properties style:column-width="13.397cm" style:rel-column-width="759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26.702cm" table:align="margins"/>
    </style:style>
    <style:style style:name="Table4.A" style:family="table-column">
      <style:table-column-properties style:column-width="1.566cm" style:rel-column-width="888*"/>
    </style:style>
    <style:style style:name="Table4.B" style:family="table-column">
      <style:table-column-properties style:column-width="11.739cm" style:rel-column-width="6655*"/>
    </style:style>
    <style:style style:name="Table4.C" style:family="table-column">
      <style:table-column-properties style:column-width="13.397cm" style:rel-column-width="759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26.702cm" table:align="margins"/>
    </style:style>
    <style:style style:name="Table5.A" style:family="table-column">
      <style:table-column-properties style:column-width="1.566cm" style:rel-column-width="888*"/>
    </style:style>
    <style:style style:name="Table5.B" style:family="table-column">
      <style:table-column-properties style:column-width="11.739cm" style:rel-column-width="6655*"/>
    </style:style>
    <style:style style:name="Table5.C" style:family="table-column">
      <style:table-column-properties style:column-width="13.397cm" style:rel-column-width="759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64cm" table:align="righ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11.748cm"/>
    </style:style>
    <style:style style:name="Table6.C" style:family="table-column">
      <style:table-column-properties style:column-width="13.384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officeooo:paragraph-rsid="001d98e2"/>
    </style:style>
    <style:style style:name="P3" style:family="paragraph" style:parent-style-name="Heading_20_3">
      <style:paragraph-properties fo:text-align="center" style:justify-single-word="false"/>
      <style:text-properties officeooo:paragraph-rsid="00209be4"/>
    </style:style>
    <style:style style:name="P4" style:family="paragraph" style:parent-style-name="Heading_20_3">
      <style:paragraph-properties fo:text-align="center" style:justify-single-word="false"/>
      <style:text-properties officeooo:paragraph-rsid="0020c962"/>
    </style:style>
    <style:style style:name="P5" style:family="paragraph" style:parent-style-name="Heading_20_3">
      <style:paragraph-properties fo:text-align="center" style:justify-single-word="false"/>
      <style:text-properties officeooo:paragraph-rsid="0021b9d9"/>
    </style:style>
    <style:style style:name="P6" style:family="paragraph" style:parent-style-name="Heading_20_3">
      <style:paragraph-properties fo:text-align="center" style:justify-single-word="false"/>
      <style:text-properties officeooo:paragraph-rsid="00234ce0"/>
    </style:style>
    <style:style style:name="P7" style:family="paragraph" style:parent-style-name="Heading_20_3">
      <style:paragraph-properties fo:text-align="center" style:justify-single-word="false"/>
      <style:text-properties officeooo:paragraph-rsid="0024441f"/>
    </style:style>
    <style:style style:name="P8" style:family="paragraph" style:parent-style-name="Heading_20_3">
      <style:paragraph-properties fo:text-align="center" style:justify-single-word="false"/>
      <style:text-properties officeooo:paragraph-rsid="00250eb6"/>
    </style:style>
    <style:style style:name="P9" style:family="paragraph" style:parent-style-name="Heading_20_3">
      <style:paragraph-properties fo:text-align="center" style:justify-single-word="false"/>
      <style:text-properties officeooo:paragraph-rsid="00253d29"/>
    </style:style>
    <style:style style:name="P10" style:family="paragraph" style:parent-style-name="Heading_20_3">
      <style:paragraph-properties fo:text-align="center" style:justify-single-word="false"/>
      <style:text-properties officeooo:rsid="001d98e2" officeooo:paragraph-rsid="001d98e2"/>
    </style:style>
    <style:style style:name="P11" style:family="paragraph" style:parent-style-name="Standard">
      <style:text-properties officeooo:paragraph-rsid="001d98e2"/>
    </style:style>
    <style:style style:name="P12" style:family="paragraph" style:parent-style-name="Standard">
      <style:text-properties officeooo:paragraph-rsid="0020c962"/>
    </style:style>
    <style:style style:name="P13" style:family="paragraph" style:parent-style-name="Standard">
      <style:text-properties officeooo:paragraph-rsid="0021b9d9"/>
    </style:style>
    <style:style style:name="P14" style:family="paragraph" style:parent-style-name="Standard">
      <style:text-properties officeooo:paragraph-rsid="00234ce0"/>
    </style:style>
    <style:style style:name="P15" style:family="paragraph" style:parent-style-name="Standard">
      <style:text-properties officeooo:paragraph-rsid="00250eb6"/>
    </style:style>
    <style:style style:name="P16" style:family="paragraph" style:parent-style-name="Table_20_Contents">
      <style:text-properties officeooo:rsid="001d98e2" officeooo:paragraph-rsid="001d98e2"/>
    </style:style>
    <style:style style:name="P17" style:family="paragraph" style:parent-style-name="Table_20_Contents" style:list-style-name="L2">
      <style:text-properties officeooo:rsid="001d98e2" officeooo:paragraph-rsid="001d98e2"/>
    </style:style>
    <style:style style:name="P18" style:family="paragraph" style:parent-style-name="Table_20_Contents" style:list-style-name="L2">
      <style:text-properties officeooo:rsid="001d98e2" officeooo:paragraph-rsid="001f3bd3"/>
    </style:style>
    <style:style style:name="P19" style:family="paragraph" style:parent-style-name="Table_20_Contents" style:list-style-name="L3">
      <style:text-properties officeooo:rsid="001d98e2" officeooo:paragraph-rsid="001d98e2"/>
    </style:style>
    <style:style style:name="P20" style:family="paragraph" style:parent-style-name="Table_20_Contents">
      <style:text-properties officeooo:rsid="001d98e2" officeooo:paragraph-rsid="001f3bd3"/>
    </style:style>
    <style:style style:name="P21" style:family="paragraph" style:parent-style-name="Table_20_Contents">
      <style:text-properties officeooo:rsid="001d98e2" officeooo:paragraph-rsid="0021b9d9"/>
    </style:style>
    <style:style style:name="P22" style:family="paragraph" style:parent-style-name="Table_20_Contents">
      <style:text-properties officeooo:rsid="001d98e2" officeooo:paragraph-rsid="00234ce0"/>
    </style:style>
    <style:style style:name="P23" style:family="paragraph" style:parent-style-name="Table_20_Contents">
      <style:text-properties officeooo:rsid="001d98e2" officeooo:paragraph-rsid="00250eb6"/>
    </style:style>
    <style:style style:name="P24" style:family="paragraph" style:parent-style-name="Table_20_Contents">
      <style:text-properties officeooo:rsid="001f3bd3" officeooo:paragraph-rsid="001f3bd3"/>
    </style:style>
    <style:style style:name="P25" style:family="paragraph" style:parent-style-name="Table_20_Contents" style:list-style-name="L2">
      <style:text-properties officeooo:rsid="001f3bd3" officeooo:paragraph-rsid="001f3bd3"/>
    </style:style>
    <style:style style:name="P26" style:family="paragraph" style:parent-style-name="Table_20_Contents">
      <style:text-properties officeooo:paragraph-rsid="001f3bd3"/>
    </style:style>
    <style:style style:name="P27" style:family="paragraph" style:parent-style-name="Table_20_Contents">
      <style:text-properties officeooo:rsid="00209be4" officeooo:paragraph-rsid="00209be4"/>
    </style:style>
    <style:style style:name="P28" style:family="paragraph" style:parent-style-name="Table_20_Contents" style:list-style-name="L2">
      <style:text-properties officeooo:rsid="00209be4" officeooo:paragraph-rsid="00209be4"/>
    </style:style>
    <style:style style:name="P29" style:family="paragraph" style:parent-style-name="Table_20_Contents">
      <style:text-properties officeooo:paragraph-rsid="00209be4"/>
    </style:style>
    <style:style style:name="P30" style:family="paragraph" style:parent-style-name="Table_20_Contents">
      <style:text-properties officeooo:paragraph-rsid="0020c962"/>
    </style:style>
    <style:style style:name="P31" style:family="paragraph" style:parent-style-name="Table_20_Contents">
      <style:text-properties officeooo:rsid="0021b9d9" officeooo:paragraph-rsid="0021b9d9"/>
    </style:style>
    <style:style style:name="P32" style:family="paragraph" style:parent-style-name="Table_20_Contents">
      <style:text-properties officeooo:paragraph-rsid="0021b9d9"/>
    </style:style>
    <style:style style:name="P33" style:family="paragraph" style:parent-style-name="Table_20_Contents">
      <style:text-properties officeooo:paragraph-rsid="00234ce0"/>
    </style:style>
    <style:style style:name="P34" style:family="paragraph" style:parent-style-name="Table_20_Contents">
      <style:text-properties officeooo:paragraph-rsid="0024441f"/>
    </style:style>
    <style:style style:name="P35" style:family="paragraph" style:parent-style-name="Table_20_Contents">
      <style:text-properties officeooo:paragraph-rsid="00250eb6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officeooo:rsid="00253d29" officeooo:paragraph-rsid="00253d29"/>
    </style:style>
    <style:style style:name="P37" style:family="paragraph" style:parent-style-name="Table_20_Contents">
      <style:text-properties officeooo:rsid="00263475" officeooo:paragraph-rsid="00263475"/>
    </style:style>
    <style:style style:name="P38" style:family="paragraph" style:parent-style-name="Table_20_Contents" style:list-style-name="L3">
      <style:text-properties officeooo:rsid="00263475" officeooo:paragraph-rsid="00263475"/>
    </style:style>
    <style:style style:name="P39" style:family="paragraph" style:parent-style-name="Table_20_Contents" style:list-style-name="L3">
      <style:text-properties officeooo:rsid="00266577" officeooo:paragraph-rsid="00266577"/>
    </style:style>
    <style:style style:name="P40" style:family="paragraph" style:parent-style-name="Table_20_Contents">
      <style:text-properties officeooo:rsid="00266577" officeooo:paragraph-rsid="00266577"/>
    </style:style>
    <style:style style:name="P41" style:family="paragraph" style:parent-style-name="Table_20_Contents" style:list-style-name="L3">
      <style:text-properties officeooo:rsid="00279262" officeooo:paragraph-rsid="00279262"/>
    </style:style>
    <style:style style:name="P42" style:family="paragraph" style:parent-style-name="Table_20_Contents" style:list-style-name="L3">
      <style:text-properties officeooo:rsid="00299252" officeooo:paragraph-rsid="00299252"/>
    </style:style>
    <style:style style:name="P43" style:family="paragraph" style:parent-style-name="Table_20_Contents">
      <style:text-properties officeooo:rsid="00299252" officeooo:paragraph-rsid="00299252"/>
    </style:style>
    <style:style style:name="P44" style:family="paragraph" style:parent-style-name="Table_20_Contents">
      <style:text-properties officeooo:paragraph-rsid="00299252"/>
    </style:style>
    <style:style style:name="P45" style:family="paragraph" style:parent-style-name="Table_20_Contents" style:list-style-name="L3">
      <style:text-properties officeooo:rsid="002b7db2" officeooo:paragraph-rsid="002b7db2"/>
    </style:style>
    <style:style style:name="P46" style:family="paragraph" style:parent-style-name="Table_20_Contents" style:list-style-name="L3">
      <style:text-properties officeooo:rsid="002b9bd4" officeooo:paragraph-rsid="002b9bd4"/>
    </style:style>
    <style:style style:name="P47" style:family="paragraph" style:parent-style-name="Table_20_Contents" style:list-style-name="L3">
      <style:text-properties officeooo:rsid="002b9bd4" officeooo:paragraph-rsid="002d8210"/>
    </style:style>
    <style:style style:name="P48" style:family="paragraph" style:parent-style-name="Table_20_Contents" style:list-style-name="L3">
      <style:text-properties officeooo:rsid="002d8210" officeooo:paragraph-rsid="002d8210"/>
    </style:style>
    <style:style style:name="P49" style:family="paragraph" style:parent-style-name="Table_20_Contents">
      <style:text-properties officeooo:rsid="002d8210" officeooo:paragraph-rsid="002d8210"/>
    </style:style>
    <style:style style:name="P50" style:family="paragraph" style:parent-style-name="Table_20_Contents" style:list-style-name="L3">
      <style:text-properties officeooo:rsid="002e46db" officeooo:paragraph-rsid="002e46db"/>
    </style:style>
    <style:style style:name="P51" style:family="paragraph" style:parent-style-name="Table_20_Contents" style:list-style-name="L3">
      <style:text-properties officeooo:rsid="002ee347" officeooo:paragraph-rsid="002ee347"/>
    </style:style>
    <style:style style:name="P52" style:family="paragraph" style:parent-style-name="Table_20_Contents">
      <style:text-properties officeooo:rsid="0030e222" officeooo:paragraph-rsid="0030e222"/>
    </style:style>
    <style:style style:name="P53" style:family="paragraph" style:parent-style-name="Table_20_Contents" style:list-style-name="L3">
      <style:text-properties officeooo:rsid="0030e222" officeooo:paragraph-rsid="0030e222"/>
    </style:style>
    <style:style style:name="P54" style:family="paragraph" style:parent-style-name="Table_20_Contents" style:list-style-name="L3">
      <style:text-properties officeooo:rsid="00320195" officeooo:paragraph-rsid="00320195"/>
    </style:style>
    <style:style style:name="P55" style:family="paragraph" style:parent-style-name="Table_20_Contents">
      <style:text-properties officeooo:rsid="00320195" officeooo:paragraph-rsid="00320195"/>
    </style:style>
    <style:style style:name="P56" style:family="paragraph" style:parent-style-name="Table_20_Contents">
      <style:text-properties officeooo:paragraph-rsid="00320195"/>
    </style:style>
    <style:style style:name="P57" style:family="paragraph" style:parent-style-name="Table_20_Contents" style:list-style-name="L3">
      <style:text-properties officeooo:rsid="00320b95" officeooo:paragraph-rsid="00320b95"/>
    </style:style>
    <style:style style:name="P58" style:family="paragraph" style:parent-style-name="Table_20_Contents">
      <style:text-properties officeooo:paragraph-rsid="00320b95"/>
    </style:style>
    <style:style style:name="P59" style:family="paragraph" style:parent-style-name="Table_20_Contents" style:list-style-name="L3">
      <style:text-properties officeooo:rsid="00335f25" officeooo:paragraph-rsid="00335f25"/>
    </style:style>
    <style:style style:name="P60" style:family="paragraph" style:parent-style-name="Table_20_Contents" style:list-style-name="L3">
      <style:text-properties officeooo:rsid="00335f25" officeooo:paragraph-rsid="0034d6ea"/>
    </style:style>
    <style:style style:name="P61" style:family="paragraph" style:parent-style-name="Table_20_Contents">
      <style:text-properties officeooo:paragraph-rsid="00335f25"/>
    </style:style>
    <style:style style:name="P62" style:family="paragraph" style:parent-style-name="Table_20_Contents" style:list-style-name="L3">
      <style:text-properties officeooo:rsid="0034d6ea" officeooo:paragraph-rsid="0034d6ea"/>
    </style:style>
    <style:style style:name="P63" style:family="paragraph" style:parent-style-name="Table_20_Contents">
      <style:text-properties officeooo:rsid="0034d6ea" officeooo:paragraph-rsid="0034d6ea"/>
    </style:style>
    <style:style style:name="P64" style:family="paragraph" style:parent-style-name="Table_20_Contents" style:list-style-name="L3">
      <style:text-properties officeooo:rsid="0036a2ad" officeooo:paragraph-rsid="0036a2ad"/>
    </style:style>
    <style:style style:name="P65" style:family="paragraph" style:parent-style-name="Table_20_Contents">
      <style:text-properties officeooo:rsid="0036a2ad" officeooo:paragraph-rsid="0036a2ad"/>
    </style:style>
    <style:style style:name="P66" style:family="paragraph" style:parent-style-name="Table_20_Contents" style:list-style-name="L1">
      <style:paragraph-properties style:writing-mode="lr-tb"/>
      <style:text-properties officeooo:paragraph-rsid="001d98e2"/>
    </style:style>
    <style:style style:name="P67" style:family="paragraph" style:parent-style-name="Table_20_Contents" style:list-style-name="L1">
      <style:paragraph-properties style:writing-mode="lr-tb"/>
      <style:text-properties officeooo:rsid="001d98e2" officeooo:paragraph-rsid="001d98e2"/>
    </style:style>
    <style:style style:name="P68" style:family="paragraph" style:parent-style-name="Table_20_Contents">
      <style:paragraph-properties style:writing-mode="lr-tb"/>
      <style:text-properties officeooo:rsid="001d98e2" officeooo:paragraph-rsid="001d98e2"/>
    </style:style>
    <style:style style:name="P69" style:family="paragraph" style:parent-style-name="Table_20_Contents">
      <style:paragraph-properties style:writing-mode="lr-tb"/>
      <style:text-properties officeooo:rsid="001d98e2" officeooo:paragraph-rsid="0021b9d9"/>
    </style:style>
    <style:style style:name="P70" style:family="paragraph" style:parent-style-name="Table_20_Contents">
      <style:paragraph-properties style:writing-mode="lr-tb"/>
      <style:text-properties officeooo:rsid="001d98e2" officeooo:paragraph-rsid="00234ce0"/>
    </style:style>
    <style:style style:name="P71" style:family="paragraph" style:parent-style-name="Table_20_Contents">
      <style:paragraph-properties style:writing-mode="lr-tb"/>
      <style:text-properties officeooo:rsid="001d98e2" officeooo:paragraph-rsid="00250eb6"/>
    </style:style>
    <style:style style:name="P72" style:family="paragraph" style:parent-style-name="Table_20_Contents" style:list-style-name="L1">
      <style:paragraph-properties style:writing-mode="lr-tb"/>
      <style:text-properties officeooo:rsid="001f3bd3" officeooo:paragraph-rsid="001f3bd3"/>
    </style:style>
    <style:style style:name="P73" style:family="paragraph" style:parent-style-name="Table_20_Contents" style:list-style-name="L1">
      <style:paragraph-properties style:writing-mode="lr-tb"/>
      <style:text-properties officeooo:rsid="001f3bd3" officeooo:paragraph-rsid="00209be4"/>
    </style:style>
    <style:style style:name="P74" style:family="paragraph" style:parent-style-name="Table_20_Contents">
      <style:paragraph-properties style:writing-mode="lr-tb"/>
      <style:text-properties officeooo:rsid="001f3bd3" officeooo:paragraph-rsid="001f3bd3"/>
    </style:style>
    <style:style style:name="P75" style:family="paragraph" style:parent-style-name="Table_20_Contents" style:list-style-name="L1">
      <style:paragraph-properties style:writing-mode="lr-tb"/>
      <style:text-properties officeooo:rsid="00209be4" officeooo:paragraph-rsid="00209be4"/>
    </style:style>
    <style:style style:name="P76" style:family="paragraph" style:parent-style-name="Table_20_Contents">
      <style:paragraph-properties style:writing-mode="lr-tb"/>
      <style:text-properties officeooo:rsid="00209be4" officeooo:paragraph-rsid="00209be4"/>
    </style:style>
    <style:style style:name="P77" style:family="paragraph" style:parent-style-name="Table_20_Contents" style:list-style-name="L1">
      <style:paragraph-properties style:writing-mode="lr-tb"/>
      <style:text-properties officeooo:rsid="0020c962" officeooo:paragraph-rsid="0020c962"/>
    </style:style>
    <style:style style:name="P78" style:family="paragraph" style:parent-style-name="Table_20_Contents">
      <style:paragraph-properties style:writing-mode="lr-tb"/>
      <style:text-properties officeooo:rsid="00263475" officeooo:paragraph-rsid="00263475"/>
    </style:style>
    <style:style style:name="P79" style:family="paragraph" style:parent-style-name="Table_20_Contents" style:list-style-name="L1">
      <style:paragraph-properties style:writing-mode="lr-tb"/>
      <style:text-properties officeooo:rsid="00263475" officeooo:paragraph-rsid="00263475"/>
    </style:style>
    <style:style style:name="P80" style:family="paragraph" style:parent-style-name="Table_20_Contents" style:list-style-name="L1">
      <style:paragraph-properties style:writing-mode="lr-tb"/>
      <style:text-properties officeooo:rsid="00266577" officeooo:paragraph-rsid="00266577"/>
    </style:style>
    <style:style style:name="P81" style:family="paragraph" style:parent-style-name="Table_20_Contents">
      <style:paragraph-properties style:writing-mode="lr-tb"/>
      <style:text-properties officeooo:rsid="00266577" officeooo:paragraph-rsid="00266577"/>
    </style:style>
    <style:style style:name="P82" style:family="paragraph" style:parent-style-name="Table_20_Contents">
      <style:paragraph-properties style:writing-mode="lr-tb"/>
      <style:text-properties officeooo:rsid="00266577" officeooo:paragraph-rsid="00279262"/>
    </style:style>
    <style:style style:name="P83" style:family="paragraph" style:parent-style-name="Table_20_Contents" style:list-style-name="L1">
      <style:paragraph-properties style:writing-mode="lr-tb"/>
      <style:text-properties officeooo:rsid="00279262" officeooo:paragraph-rsid="00279262"/>
    </style:style>
    <style:style style:name="P84" style:family="paragraph" style:parent-style-name="Table_20_Contents" style:list-style-name="L1">
      <style:paragraph-properties style:writing-mode="lr-tb"/>
      <style:text-properties officeooo:rsid="00299252" officeooo:paragraph-rsid="002b7db2"/>
    </style:style>
    <style:style style:name="P85" style:family="paragraph" style:parent-style-name="Table_20_Contents" style:list-style-name="L1">
      <style:paragraph-properties style:writing-mode="lr-tb"/>
      <style:text-properties officeooo:rsid="002b7db2" officeooo:paragraph-rsid="002b7db2"/>
    </style:style>
    <style:style style:name="P86" style:family="paragraph" style:parent-style-name="Table_20_Contents">
      <style:paragraph-properties style:writing-mode="lr-tb"/>
      <style:text-properties officeooo:rsid="002b7db2" officeooo:paragraph-rsid="002b7db2"/>
    </style:style>
    <style:style style:name="P87" style:family="paragraph" style:parent-style-name="Table_20_Contents" style:list-style-name="L1">
      <style:paragraph-properties style:writing-mode="lr-tb"/>
      <style:text-properties officeooo:rsid="002b9bd4" officeooo:paragraph-rsid="002b9bd4"/>
    </style:style>
    <style:style style:name="P88" style:family="paragraph" style:parent-style-name="Table_20_Contents" style:list-style-name="L1">
      <style:paragraph-properties style:writing-mode="lr-tb"/>
      <style:text-properties officeooo:rsid="002b9bd4" officeooo:paragraph-rsid="002d8210"/>
    </style:style>
    <style:style style:name="P89" style:family="paragraph" style:parent-style-name="Table_20_Contents">
      <style:paragraph-properties style:writing-mode="lr-tb"/>
      <style:text-properties officeooo:rsid="002b9bd4" officeooo:paragraph-rsid="002b9bd4"/>
    </style:style>
    <style:style style:name="P90" style:family="paragraph" style:parent-style-name="Table_20_Contents" style:list-style-name="L1">
      <style:paragraph-properties style:writing-mode="lr-tb"/>
      <style:text-properties officeooo:rsid="002d8210" officeooo:paragraph-rsid="002d8210"/>
    </style:style>
    <style:style style:name="P91" style:family="paragraph" style:parent-style-name="Table_20_Contents">
      <style:paragraph-properties style:writing-mode="lr-tb"/>
      <style:text-properties officeooo:rsid="002d8210" officeooo:paragraph-rsid="002d8210"/>
    </style:style>
    <style:style style:name="P92" style:family="paragraph" style:parent-style-name="Table_20_Contents" style:list-style-name="L1">
      <style:paragraph-properties style:writing-mode="lr-tb"/>
      <style:text-properties officeooo:rsid="002e46db" officeooo:paragraph-rsid="002e46db"/>
    </style:style>
    <style:style style:name="P93" style:family="paragraph" style:parent-style-name="Table_20_Contents" style:list-style-name="L1">
      <style:paragraph-properties style:writing-mode="lr-tb"/>
      <style:text-properties officeooo:rsid="002e46db" officeooo:paragraph-rsid="002ee347"/>
    </style:style>
    <style:style style:name="P94" style:family="paragraph" style:parent-style-name="Table_20_Contents">
      <style:paragraph-properties style:writing-mode="lr-tb"/>
      <style:text-properties officeooo:rsid="002e46db" officeooo:paragraph-rsid="002e46db"/>
    </style:style>
    <style:style style:name="P95" style:family="paragraph" style:parent-style-name="Table_20_Contents" style:list-style-name="L1">
      <style:paragraph-properties style:writing-mode="lr-tb"/>
      <style:text-properties officeooo:rsid="002ee347" officeooo:paragraph-rsid="002ee347"/>
    </style:style>
    <style:style style:name="P96" style:family="paragraph" style:parent-style-name="Table_20_Contents">
      <style:paragraph-properties style:writing-mode="lr-tb"/>
      <style:text-properties officeooo:rsid="002ee347" officeooo:paragraph-rsid="002ee347"/>
    </style:style>
    <style:style style:name="P97" style:family="paragraph" style:parent-style-name="Table_20_Contents" style:list-style-name="L1">
      <style:paragraph-properties style:writing-mode="lr-tb"/>
      <style:text-properties officeooo:rsid="0030e222" officeooo:paragraph-rsid="0030e222"/>
    </style:style>
    <style:style style:name="P98" style:family="paragraph" style:parent-style-name="Table_20_Contents" style:list-style-name="L1">
      <style:paragraph-properties style:writing-mode="lr-tb"/>
      <style:text-properties officeooo:rsid="0030e222" officeooo:paragraph-rsid="00320195"/>
    </style:style>
    <style:style style:name="P99" style:family="paragraph" style:parent-style-name="Table_20_Contents">
      <style:paragraph-properties style:writing-mode="lr-tb"/>
      <style:text-properties officeooo:rsid="0030e222" officeooo:paragraph-rsid="0030e222"/>
    </style:style>
    <style:style style:name="P100" style:family="paragraph" style:parent-style-name="Table_20_Contents">
      <style:paragraph-properties style:writing-mode="lr-tb"/>
      <style:text-properties officeooo:rsid="00320195" officeooo:paragraph-rsid="00320195"/>
    </style:style>
    <style:style style:name="P101" style:family="paragraph" style:parent-style-name="Table_20_Contents" style:list-style-name="L1">
      <style:paragraph-properties style:writing-mode="lr-tb"/>
      <style:text-properties officeooo:rsid="00320195" officeooo:paragraph-rsid="00320195"/>
    </style:style>
    <style:style style:name="P102" style:family="paragraph" style:parent-style-name="Table_20_Contents" style:list-style-name="L1">
      <style:paragraph-properties style:writing-mode="lr-tb"/>
      <style:text-properties officeooo:rsid="00320b95" officeooo:paragraph-rsid="00320b95"/>
    </style:style>
    <style:style style:name="P103" style:family="paragraph" style:parent-style-name="Table_20_Contents">
      <style:paragraph-properties style:writing-mode="lr-tb"/>
      <style:text-properties officeooo:rsid="00320b95" officeooo:paragraph-rsid="00320b95"/>
    </style:style>
    <style:style style:name="P104" style:family="paragraph" style:parent-style-name="Table_20_Contents" style:list-style-name="L1">
      <style:paragraph-properties style:writing-mode="lr-tb"/>
      <style:text-properties officeooo:rsid="00335f25" officeooo:paragraph-rsid="00335f25"/>
    </style:style>
    <style:style style:name="P105" style:family="paragraph" style:parent-style-name="Table_20_Contents">
      <style:paragraph-properties style:writing-mode="lr-tb"/>
      <style:text-properties officeooo:rsid="00335f25" officeooo:paragraph-rsid="00335f25"/>
    </style:style>
    <style:style style:name="P106" style:family="paragraph" style:parent-style-name="Table_20_Contents" style:list-style-name="L1">
      <style:paragraph-properties style:writing-mode="lr-tb"/>
      <style:text-properties officeooo:rsid="0034d6ea" officeooo:paragraph-rsid="0034d6ea"/>
    </style:style>
    <style:style style:name="P107" style:family="paragraph" style:parent-style-name="Table_20_Contents">
      <style:paragraph-properties style:writing-mode="lr-tb"/>
      <style:text-properties officeooo:rsid="0034d6ea" officeooo:paragraph-rsid="0034d6ea"/>
    </style:style>
    <style:style style:name="P108" style:family="paragraph" style:parent-style-name="Table_20_Contents" style:list-style-name="L1">
      <style:paragraph-properties style:writing-mode="lr-tb"/>
      <style:text-properties officeooo:rsid="0036a2ad" officeooo:paragraph-rsid="0036a2ad"/>
    </style:style>
    <style:style style:name="P109" style:family="paragraph" style:parent-style-name="Table_20_Contents" style:list-style-name="L4">
      <style:paragraph-properties style:writing-mode="lr-tb"/>
      <style:text-properties officeooo:rsid="0036a2ad" officeooo:paragraph-rsid="0036a2ad"/>
    </style:style>
    <style:style style:name="P110" style:family="paragraph" style:parent-style-name="Table_20_Contents">
      <style:paragraph-properties style:writing-mode="lr-tb"/>
      <style:text-properties officeooo:rsid="0036a2ad" officeooo:paragraph-rsid="0036a2ad"/>
    </style:style>
    <style:style style:name="T1" style:family="text">
      <style:text-properties officeooo:rsid="001d98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8e2" style:font-weight-asian="bold" style:font-weight-complex="bold"/>
    </style:style>
    <style:style style:name="T4" style:family="text">
      <style:text-properties fo:font-weight="bold" officeooo:rsid="00209be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98e2" style:font-weight-asian="normal" style:font-weight-complex="normal"/>
    </style:style>
    <style:style style:name="T7" style:family="text">
      <style:text-properties officeooo:rsid="001f3bd3"/>
    </style:style>
    <style:style style:name="T8" style:family="text">
      <style:text-properties officeooo:rsid="00209be4"/>
    </style:style>
    <style:style style:name="T9" style:family="text">
      <style:text-properties style:font-name="Liberation Sans" fo:font-size="14.1000003814697pt" fo:font-weight="bold" officeooo:rsid="00209be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20c96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21b9d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234c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4441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250eb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253d2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20c962"/>
    </style:style>
    <style:style style:name="T17" style:family="text">
      <style:text-properties officeooo:rsid="0021b9d9"/>
    </style:style>
    <style:style style:name="T18" style:family="text">
      <style:text-properties officeooo:rsid="00234ce0"/>
    </style:style>
    <style:style style:name="T19" style:family="text">
      <style:text-properties officeooo:rsid="0024441f"/>
    </style:style>
    <style:style style:name="T20" style:family="text">
      <style:text-properties officeooo:rsid="00250eb6"/>
    </style:style>
    <style:style style:name="T21" style:family="text">
      <style:text-properties fo:color="#c9211e" loext:opacity="100%" officeooo:rsid="001d98e2"/>
    </style:style>
    <style:style style:name="T22" style:family="text">
      <style:text-properties fo:color="#c9211e" loext:opacity="100%" fo:font-weight="bold" officeooo:rsid="001d98e2" style:font-weight-asian="bold" style:font-weight-complex="bold"/>
    </style:style>
    <style:style style:name="T23" style:family="text">
      <style:text-properties fo:color="#c9211e" loext:opacity="100%" style:font-name="Liberation Sans" fo:font-size="14.1000003814697pt" fo:font-weight="bold" officeooo:rsid="00250eb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fo:color="#c9211e" loext:opacity="100%" style:font-name="Liberation Sans" fo:font-size="14.1000003814697pt" fo:font-weight="bold" officeooo:rsid="00253d2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fo:color="#c9211e" loext:opacity="100%" fo:font-weight="normal" officeooo:rsid="001d98e2" style:font-weight-asian="normal" style:font-weight-complex="normal"/>
    </style:style>
    <style:style style:name="T26" style:family="text">
      <style:text-properties officeooo:rsid="00263475"/>
    </style:style>
    <style:style style:name="T27" style:family="text">
      <style:text-properties officeooo:rsid="00299252"/>
    </style:style>
    <style:style style:name="T28" style:family="text">
      <style:text-properties officeooo:rsid="002b7db2"/>
    </style:style>
    <style:style style:name="T29" style:family="text">
      <style:text-properties officeooo:rsid="002d8210"/>
    </style:style>
    <style:style style:name="T30" style:family="text">
      <style:text-properties officeooo:rsid="002ee347"/>
    </style:style>
    <style:style style:name="T31" style:family="text">
      <style:text-properties officeooo:rsid="00320195"/>
    </style:style>
    <style:style style:name="T32" style:family="text">
      <style:text-properties officeooo:rsid="00320b95"/>
    </style:style>
    <style:style style:name="T33" style:family="text">
      <style:text-properties officeooo:rsid="00335f25"/>
    </style:style>
    <style:style style:name="T34" style:family="text">
      <style:text-properties officeooo:rsid="0034d6ea"/>
    </style:style>
    <style:style style:name="T35" style:family="text">
      <style:text-properties officeooo:rsid="0036a2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99316986384">
          <table:table-cell table:style-name="Table1.A1" table:number-columns-spanned="3" office:value-type="string">
            <text:h text:style-name="P1" text:outline-level="3"><text:span text:style-name="T1">(</text:span><text:span text:style-name="T3">US100</text:span><text:span text:style-name="T1">) </text:span><text:span text:style-name="T6">– Viewing and Navigation</text:span></text:h>
          </table:table-cell>
          <table:covered-table-cell/>
          <table:covered-table-cell/>
        </table:table-row>
        <table:table-row table:style-name="TableLine94199316986384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Tests</text:p>
          </table:table-cell>
          <table:table-cell table:style-name="Table1.C2" office:value-type="string">
            <text:p text:style-name="P16">Required Result</text:p>
          </table:table-cell>
        </table:table-row>
        <table:table-row table:style-name="TableLine94199316986384">
          <table:table-cell table:style-name="Table1.A2" office:value-type="string">
            <text:p text:style-name="P16">1.0</text:p>
          </table:table-cell>
          <table:table-cell table:style-name="Table1.A2" office:value-type="string">
            <text:list xml:id="list2790056743" text:style-name="L1">
              <text:list-item>
                <text:p text:style-name="P72">Open events page</text:p>
              </text:list-item>
              <text:list-item>
                <text:p text:style-name="P66"><text:span text:style-name="T1">Resize screen (in chrome)</text:span></text:p>
                <text:list>
                  <text:list-item>
                    <text:p text:style-name="P67">Open dev tools with inspect</text:p>
                  </text:list-item>
                  <text:list-item>
                    <text:p text:style-name="P67">Toggle device toolbar</text:p>
                  </text:list-item>
                  <text:list-item>
                    <text:p text:style-name="P67">Use responsive to scale screen horizontally to minimum target</text:p>
                  </text:list-item>
                </text:list>
              </text:list-item>
            </text:list>
            <text:p text:style-name="P68"/>
          </table:table-cell>
          <table:table-cell table:style-name="Table1.C2" office:value-type="string">
            <text:list xml:id="list321515436" text:style-name="L2">
              <text:list-item>
                <text:p text:style-name="P17">Page re-flows as expected without horizontal overflow or significant layout breakage</text:p>
              </text:list-item>
            </text:list>
          </table:table-cell>
        </table:table-row>
        <table:table-row table:style-name="TableLine94199316986384">
          <table:table-cell table:style-name="Table1.C2" table:number-columns-spanned="3" office:value-type="string">
            <text:h text:style-name="P10" text:outline-level="3">(<text:span text:style-name="T2">US101</text:span>) <text:span text:style-name="T5">– View a list of current and upcoming events/shows</text:span></text:h>
          </table:table-cell>
          <table:covered-table-cell/>
          <table:covered-table-cell/>
        </table:table-row>
        <table:table-row table:style-name="TableLine94199316986384">
          <table:table-cell table:style-name="Table1.C2" table:number-columns-spanned="3" office:value-type="string">
            <text:p text:style-name="P26"><text:span text:style-name="T7">Feature: </text:span>Upcoming events are showcased in a list of full-width banners</text:p>
          </table:table-cell>
          <table:covered-table-cell/>
          <table:covered-table-cell/>
        </table:table-row>
        <table:table-row table:style-name="TableLine94199316986384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Tests</text:p>
          </table:table-cell>
          <table:table-cell table:style-name="Table1.C2" office:value-type="string">
            <text:p text:style-name="P16">Required Result</text:p>
          </table:table-cell>
        </table:table-row>
        <table:table-row table:style-name="TableLine94199316986384">
          <table:table-cell table:style-name="Table1.A2" office:value-type="string">
            <text:p text:style-name="P20">1.1.1</text:p>
          </table:table-cell>
          <table:table-cell table:style-name="Table1.A2" office:value-type="string">
            <text:list xml:id="list182534144820810" text:continue-list="list2790056743" text:style-name="L1">
              <text:list-item>
                <text:p text:style-name="P72">Open events page</text:p>
                <text:list>
                  <text:list-item>
                    <text:p text:style-name="P72">Select type: Production</text:p>
                  </text:list-item>
                  <text:list-item>
                    <text:p text:style-name="P72">Select type: Atmospheric</text:p>
                  </text:list-item>
                  <text:list-item>
                    <text:p text:style-name="P72">Select type: Film</text:p>
                  </text:list-item>
                  <text:list-item>
                    <text:p text:style-name="P72">Select type: Meet and greet</text:p>
                  </text:list-item>
                </text:list>
              </text:list-item>
            </text:list>
            <text:p text:style-name="P74"/>
          </table:table-cell>
          <table:table-cell table:style-name="Table1.C2" office:value-type="string">
            <text:list xml:id="list182533689268618" text:continue-list="list321515436" text:style-name="L2">
              <text:list-item>
                <text:p text:style-name="P18">Page <text:span text:style-name="T7">renders correctly</text:span></text:p>
              </text:list-item>
              <text:list-item>
                <text:p text:style-name="P25">Any future productions and meet and greets and shown as showcase banners</text:p>
              </text:list-item>
              <text:list-item>
                <text:p text:style-name="P25">The single latest atmospheric and film uploads are shown</text:p>
              </text:list-item>
              <text:list-item>
                <text:p text:style-name="P25">Non-showcase events are shown in smaller tiles below</text:p>
              </text:list-item>
            </text:list>
          </table:table-cell>
        </table:table-row>
        <table:table-row table:style-name="TableLine94199316986384">
          <table:table-cell table:style-name="Table1.C2" table:number-columns-spanned="3" office:value-type="string">
            <text:h text:style-name="P3" text:outline-level="3"><text:span text:style-name="T1">(</text:span><text:span text:style-name="T3">US10</text:span><text:span text:style-name="T9">2</text:span><text:span text:style-name="T1">) </text:span><text:span text:style-name="T6">– View individual show details</text:span></text:h>
          </table:table-cell>
          <table:covered-table-cell/>
          <table:covered-table-cell/>
        </table:table-row>
        <table:table-row table:style-name="TableLine94199316986384">
          <table:table-cell table:style-name="Table1.C2" table:number-columns-spanned="3" office:value-type="string">
            <text:p text:style-name="P26"><text:span text:style-name="T7">Feature: </text:span>Each event has a details page with detailed show information</text:p>
          </table:table-cell>
          <table:covered-table-cell/>
          <table:covered-table-cell/>
        </table:table-row>
        <table:table-row table:style-name="TableLine94199316986384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Tests</text:p>
          </table:table-cell>
          <table:table-cell table:style-name="Table1.C2" office:value-type="string">
            <text:p text:style-name="P16">Required Result</text:p>
          </table:table-cell>
        </table:table-row>
        <table:table-row table:style-name="TableLine94199316986384">
          <table:table-cell table:style-name="Table1.A2" office:value-type="string">
            <text:p text:style-name="P24">1.2.1</text:p>
          </table:table-cell>
          <table:table-cell table:style-name="Table1.A2" office:value-type="string">
            <text:list xml:id="list182534175846156" text:continue-list="list182534144820810" text:style-name="L1">
              <text:list-item>
                <text:p text:style-name="P72">Open events page</text:p>
              </text:list-item>
              <text:list-item>
                <text:p text:style-name="P72">Select an event</text:p>
              </text:list-item>
            </text:list>
            <text:p text:style-name="P74"/>
          </table:table-cell>
          <table:table-cell table:style-name="Table1.C2" office:value-type="string">
            <text:list xml:id="list182535160813963" text:continue-list="list182533689268618" text:style-name="L2">
              <text:list-item>
                <text:p text:style-name="P18">Page <text:span text:style-name="T7">renders correctly</text:span></text:p>
              </text:list-item>
            </text:list>
          </table:table-cell>
        </table:table-row>
        <table:table-row table:style-name="TableLine94199316986384">
          <table:table-cell table:style-name="Table1.C2" table:number-columns-spanned="3" office:value-type="string">
            <text:h text:style-name="P3" text:outline-level="3"><text:span text:style-name="T1">(</text:span><text:span text:style-name="T3">US10</text:span><text:span text:style-name="T9">3</text:span><text:span text:style-name="T1">) </text:span><text:span text:style-name="T6">– View my purchases</text:span></text:h>
          </table:table-cell>
          <table:covered-table-cell/>
          <table:covered-table-cell/>
        </table:table-row>
        <table:table-row table:style-name="TableLine94199316986384">
          <table:table-cell table:style-name="Table1.C2" table:number-columns-spanned="3" office:value-type="string">
            <text:p text:style-name="P26"><text:span text:style-name="T7">Feature: </text:span>Logged in users can view their previous orders from their profile </text:p>
          </table:table-cell>
          <table:covered-table-cell/>
          <table:covered-table-cell/>
        </table:table-row>
        <table:table-row table:style-name="TableLine94199316986384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Tests</text:p>
          </table:table-cell>
          <table:table-cell table:style-name="Table1.C2" office:value-type="string">
            <text:p text:style-name="P16">Required Result</text:p>
          </table:table-cell>
        </table:table-row>
        <table:table-row table:style-name="TableLine94199316986384">
          <table:table-cell table:style-name="Table1.A2" office:value-type="string">
            <text:p text:style-name="P24">1.3.1</text:p>
          </table:table-cell>
          <table:table-cell table:style-name="Table1.A2" office:value-type="string">
            <text:list xml:id="list182533316632343" text:continue-list="list182534175846156" text:style-name="L1">
              <text:list-item>
                <text:p text:style-name="P72">Login a registered user account</text:p>
              </text:list-item>
              <text:list-item>
                <text:p text:style-name="P72"><text:soft-page-break/>Select profile from the user context menu</text:p>
              </text:list-item>
            </text:list>
            <text:p text:style-name="P74"/>
          </table:table-cell>
          <table:table-cell table:style-name="Table1.C2" office:value-type="string">
            <text:list xml:id="list182534864541168" text:continue-list="list182535160813963" text:style-name="L2">
              <text:list-item>
                <text:p text:style-name="P18">Page <text:span text:style-name="T7">renders correctly</text:span></text:p>
              </text:list-item>
              <text:list-item>
                <text:p text:style-name="P25"><text:soft-page-break/>User profile information form is displayed</text:p>
              </text:list-item>
            </text:list>
          </table:table-cell>
        </table:table-row>
        <table:table-row table:style-name="TableLine94199316986384">
          <table:table-cell table:style-name="Table1.C2" table:number-columns-spanned="3" office:value-type="string">
            <text:h text:style-name="P3" text:outline-level="3"><text:span text:style-name="T1">(</text:span><text:span text:style-name="T3">US10</text:span><text:span text:style-name="T9">4</text:span><text:span text:style-name="T1">) </text:span><text:span text:style-name="T6">– View categories of content</text:span></text:h>
          </table:table-cell>
          <table:covered-table-cell/>
          <table:covered-table-cell/>
        </table:table-row>
        <table:table-row table:style-name="TableLine94199316986384">
          <table:table-cell table:style-name="Table1.C2" table:number-columns-spanned="3" office:value-type="string">
            <text:p text:style-name="P29"><text:span text:style-name="T8">Feature: </text:span>Events can be filtered and searched by date range and type</text:p>
          </table:table-cell>
          <table:covered-table-cell/>
          <table:covered-table-cell/>
        </table:table-row>
        <table:table-row table:style-name="TableLine94199316986384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Tests</text:p>
          </table:table-cell>
          <table:table-cell table:style-name="Table1.C2" office:value-type="string">
            <text:p text:style-name="P16">Required Result</text:p>
          </table:table-cell>
        </table:table-row>
        <table:table-row table:style-name="TableLine94199316986384">
          <table:table-cell table:style-name="Table1.A2" office:value-type="string">
            <text:p text:style-name="P27">1.4.1</text:p>
          </table:table-cell>
          <table:table-cell table:style-name="Table1.A2" office:value-type="string">
            <text:list xml:id="list182534874497487" text:continue-list="list182533316632343" text:style-name="L1">
              <text:list-item>
                <text:p text:style-name="P73">Open events page</text:p>
              </text:list-item>
              <text:list-item>
                <text:p text:style-name="P75">Perform a search</text:p>
                <text:list>
                  <text:list-item>
                    <text:p text:style-name="P75">Use search filters to filter by dates and type</text:p>
                  </text:list-item>
                </text:list>
              </text:list-item>
            </text:list>
            <text:p text:style-name="P76"/>
          </table:table-cell>
          <table:table-cell table:style-name="Table1.C2" office:value-type="string">
            <text:list xml:id="list182534895309875" text:continue-list="list182534864541168" text:style-name="L2">
              <text:list-item>
                <text:p text:style-name="P28">The correct events are shown</text:p>
              </text:list-item>
            </text:list>
          </table:table-cell>
        </table:table-row>
      </table:table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99357671152">
          <table:table-cell table:style-name="Table2.A1" table:number-columns-spanned="3" office:value-type="string">
            <text:h text:style-name="P2" text:outline-level="3"><text:span text:style-name="T1">(</text:span><text:span text:style-name="T3">US</text:span><text:span text:style-name="T4">2</text:span><text:span text:style-name="T3">0</text:span><text:span text:style-name="T4">0</text:span><text:span text:style-name="T1">) </text:span><text:span text:style-name="T6">– </text:span><text:bookmark text:name="user-content-registration-and-user-accounts"/><text:span text:style-name="T6">Registration and User Accounts</text:span></text:h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16"><text:span text:style-name="T26">2</text:span>.0</text:p>
          </table:table-cell>
          <table:table-cell table:style-name="Table2.A2" office:value-type="string">
            <text:list xml:id="list182533958850429" text:continue-list="list182534874497487" text:style-name="L1">
              <text:list-item>
                <text:p text:style-name="P77">Open allauth user pages</text:p>
              </text:list-item>
              <text:list-item>
                <text:p text:style-name="P67">Resize screen (in chrome)</text:p>
                <text:list>
                  <text:list-item>
                    <text:p text:style-name="P67">Open dev tools with inspect</text:p>
                  </text:list-item>
                  <text:list-item>
                    <text:p text:style-name="P67">Toggle device toolbar</text:p>
                  </text:list-item>
                  <text:list-item>
                    <text:p text:style-name="P67">Use responsive to scale screen horizontally to minimum target</text:p>
                  </text:list-item>
                </text:list>
              </text:list-item>
            </text:list>
            <text:p text:style-name="P68"/>
          </table:table-cell>
          <table:table-cell table:style-name="Table2.C2" office:value-type="string">
            <text:list xml:id="list4063682596" text:style-name="L3">
              <text:list-item>
                <text:p text:style-name="P19">Page re-flows as expected without horizontal overflow or significant layout breakage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h text:style-name="P4" text:outline-level="3"><text:span text:style-name="T1">(</text:span><text:span text:style-name="T3">US</text:span><text:span text:style-name="T4">2</text:span><text:span text:style-name="T3">0</text:span><text:span text:style-name="T10">1</text:span><text:span text:style-name="T1">) </text:span><text:span text:style-name="T6">– Register for an account</text:span></text:h>
          </table:table-cell>
          <table:covered-table-cell/>
          <table:covered-table-cell/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Users can register accounts through allauth </text:p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37">2.1.1</text:p>
          </table:table-cell>
          <table:table-cell table:style-name="Table2.A2" office:value-type="string">
            <text:list xml:id="list182534717579377" text:continue-list="list182533958850429" text:style-name="L1">
              <text:list-item>
                <text:p text:style-name="P79">Load site</text:p>
              </text:list-item>
              <text:list-item>
                <text:p text:style-name="P79">Select the user icon</text:p>
                <text:list>
                  <text:list-item>
                    <text:p text:style-name="P79">Select the register option</text:p>
                  </text:list-item>
                </text:list>
              </text:list-item>
            </text:list>
          </table:table-cell>
          <table:table-cell table:style-name="Table2.C2" office:value-type="string">
            <text:list xml:id="list182533377747092" text:continue-list="list4063682596" text:style-name="L3">
              <text:list-item>
                <text:p text:style-name="P38">Correct user menu options shown</text:p>
              </text:list-item>
              <text:list-item>
                <text:p text:style-name="P38">Registration form shown</text:p>
              </text:list-item>
            </text:list>
          </table:table-cell>
        </table:table-row>
        <table:table-row table:style-name="TableLine94199357671152">
          <table:table-cell table:style-name="Table2.A2" office:value-type="string">
            <text:p text:style-name="P37">2.1.2</text:p>
          </table:table-cell>
          <table:table-cell table:style-name="Table2.A2" office:value-type="string">
            <text:list xml:id="list182534290927386" text:continue-list="list182534717579377" text:style-name="L1">
              <text:list-item>
                <text:p text:style-name="P79">Fill out the registration with invalid data and form and submit</text:p>
              </text:list-item>
              <text:list-item>
                <text:p text:style-name="P79">Fill out the form with valid data and submit</text:p>
              </text:list-item>
            </text:list>
            <text:p text:style-name="P78"/>
          </table:table-cell>
          <table:table-cell table:style-name="Table2.C2" office:value-type="string">
            <text:list xml:id="list182534139044643" text:continue-list="list182533377747092" text:style-name="L3">
              <text:list-item>
                <text:p text:style-name="P38">Form is rejected with invalid data and the user warned</text:p>
              </text:list-item>
              <text:list-item>
                <text:p text:style-name="P39">Form is accepted with valid data</text:p>
              </text:list-item>
            </text:list>
          </table:table-cell>
        </table:table-row>
        <text:soft-page-break/>
        <table:table-row table:style-name="TableLine94199357671152">
          <table:table-cell table:style-name="Table2.A2" office:value-type="string">
            <text:p text:style-name="P40">2.1.3</text:p>
          </table:table-cell>
          <table:table-cell table:style-name="Table2.A2" office:value-type="string">
            <text:list xml:id="list182535021059986" text:continue-list="list182534290927386" text:style-name="L1">
              <text:list-item>
                <text:p text:style-name="P80">Try to login without validating email</text:p>
              </text:list-item>
              <text:list-item>
                <text:p text:style-name="P80">Validate email</text:p>
              </text:list-item>
              <text:list-item>
                <text:p text:style-name="P80">Try to login again</text:p>
              </text:list-item>
            </text:list>
            <text:p text:style-name="P81"/>
          </table:table-cell>
          <table:table-cell table:style-name="Table2.C2" office:value-type="string">
            <text:list xml:id="list182533185621218" text:continue-list="list182534139044643" text:style-name="L3">
              <text:list-item>
                <text:p text:style-name="P39">Email is sent</text:p>
              </text:list-item>
              <text:list-item>
                <text:p text:style-name="P39">User can’t log in without validating email</text:p>
              </text:list-item>
              <text:list-item>
                <text:p text:style-name="P39">User can log in after validation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The site restricts information shown to users based on whether they are unregistered, registered, staff, or admin</text:p>
            <text:p text:style-name="P44"><text:span text:style-name="T16">Feature: </text:span>Some site routes block access to non-admin/site-staff users</text:p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40">2.1.4</text:p>
          </table:table-cell>
          <table:table-cell table:style-name="Table2.A2" office:value-type="string">
            <text:list xml:id="list182533241877302" text:continue-list="list182535021059986" text:style-name="L1">
              <text:list-item>
                <text:p text:style-name="P83">Check user context menu while logged out</text:p>
                <text:list>
                  <text:list-item>
                    <text:p text:style-name="P83">Attempt to access event edit page through URL</text:p>
                  </text:list-item>
                </text:list>
              </text:list-item>
              <text:list-item>
                <text:p text:style-name="P83">Login to normal user account</text:p>
                <text:list>
                  <text:list-item>
                    <text:p text:style-name="P83">Check user context menu</text:p>
                  </text:list-item>
                  <text:list-item>
                    <text:p text:style-name="P83">Check event details page</text:p>
                  </text:list-item>
                  <text:list-item>
                    <text:p text:style-name="P83">Attempt to access event edit page through URL</text:p>
                  </text:list-item>
                  <text:list-item>
                    <text:p text:style-name="P83">Logout</text:p>
                  </text:list-item>
                </text:list>
              </text:list-item>
              <text:list-item>
                <text:p text:style-name="P83">Login to admin user account</text:p>
                <text:list>
                  <text:list-item>
                    <text:p text:style-name="P83">Check user context menu</text:p>
                  </text:list-item>
                  <text:list-item>
                    <text:p text:style-name="P83">Check event details page</text:p>
                  </text:list-item>
                  <text:list-item>
                    <text:p text:style-name="P83">Access event edit page</text:p>
                  </text:list-item>
                  <text:list-item>
                    <text:p text:style-name="P83">Logout</text:p>
                  </text:list-item>
                </text:list>
              </text:list-item>
            </text:list>
            <text:p text:style-name="P82"/>
          </table:table-cell>
          <table:table-cell table:style-name="Table2.C2" office:value-type="string">
            <text:list xml:id="list182534031824238" text:continue-list="list182533185621218" text:style-name="L3">
              <text:list-item>
                <text:p text:style-name="P41">The correct option are show in the menu for all user types</text:p>
              </text:list-item>
              <text:list-item>
                <text:p text:style-name="P41">Untrusted users don’t get trusted user interface options</text:p>
              </text:list-item>
              <text:list-item>
                <text:p text:style-name="P41">Untrusted users are unable to access <text:span text:style-name="T27">trusted routes even through directly typing the URL</text:span></text:p>
              </text:list-item>
              <text:list-item>
                <text:p text:style-name="P42">Trusted users get admin options</text:p>
              </text:list-item>
              <text:list-item>
                <text:p text:style-name="P42">Trusted users can access trusted routes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h text:style-name="P4" text:outline-level="3"><text:span text:style-name="T1">(</text:span><text:span text:style-name="T3">US</text:span><text:span text:style-name="T4">2</text:span><text:span text:style-name="T3">0</text:span><text:span text:style-name="T10">2</text:span><text:span text:style-name="T1">) </text:span><text:span text:style-name="T6">– Login or logout</text:span></text:h>
          </table:table-cell>
          <table:covered-table-cell/>
          <table:covered-table-cell/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The site uses django and allauth secure logins and access restrictions </text:p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43">2.2.1</text:p>
          </table:table-cell>
          <table:table-cell table:style-name="Table2.A2" office:value-type="string">
            <text:list xml:id="list182534561046182" text:continue-list="list182533241877302" text:style-name="L1">
              <text:list-item>
                <text:p text:style-name="P84">While logged out</text:p>
                <text:list>
                  <text:list-item>
                    <text:p text:style-name="P84"><text:span text:style-name="T28">S</text:span>elect login in user menu</text:p>
                  </text:list-item>
                </text:list>
              </text:list-item>
              <text:list-item>
                <text:p text:style-name="P85">Login in with the form</text:p>
              </text:list-item>
              <text:list-item>
                <text:p text:style-name="P85">Select user menu</text:p>
                <text:list>
                  <text:list-item>
                    <text:p text:style-name="P85">Select log out</text:p>
                  </text:list-item>
                </text:list>
              </text:list-item>
            </text:list>
            <text:p text:style-name="P86"/>
          </table:table-cell>
          <table:table-cell table:style-name="Table2.C2" office:value-type="string">
            <text:list xml:id="list182534130197426" text:continue-list="list182534031824238" text:style-name="L3">
              <text:list-item>
                <text:p text:style-name="P45">Login option shown when logged out</text:p>
              </text:list-item>
              <text:list-item>
                <text:p text:style-name="P45">Logout option shown when logged in</text:p>
              </text:list-item>
              <text:list-item>
                <text:p text:style-name="P45">Only valid user accounts can be logged into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The site enforces the use of HTTPS to ensure user communications and data are transmitted securely</text:p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49">2.2.2</text:p>
          </table:table-cell>
          <table:table-cell table:style-name="Table2.A2" office:value-type="string">
            <text:list xml:id="list182533365987633" text:continue-list="list182534561046182" text:style-name="L1">
              <text:list-item>
                <text:p text:style-name="P85">Open the site</text:p>
                <text:list>
                  <text:list-item>
                    <text:p text:style-name="P85">Ensure site is https</text:p>
                  </text:list-item>
                </text:list>
              </text:list-item>
              <text:list-item>
                <text:p text:style-name="P85"><text:soft-page-break/>Try to force http</text:p>
                <text:list>
                  <text:list-item>
                    <text:p text:style-name="P85">Ensure site won’t load http</text:p>
                  </text:list-item>
                </text:list>
              </text:list-item>
            </text:list>
            <text:p text:style-name="P86"/>
          </table:table-cell>
          <table:table-cell table:style-name="Table2.C2" office:value-type="string">
            <text:list xml:id="list182534669020972" text:continue-list="list182534130197426" text:style-name="L3">
              <text:list-item>
                <text:p text:style-name="P45">Site will only load with https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h text:style-name="P4" text:outline-level="3"><text:span text:style-name="T1">(</text:span><text:span text:style-name="T3">US</text:span><text:span text:style-name="T4">2</text:span><text:span text:style-name="T3">0</text:span><text:span text:style-name="T10">3</text:span><text:span text:style-name="T1">) </text:span><text:span text:style-name="T6">– Reset my password</text:span></text:h>
          </table:table-cell>
          <table:covered-table-cell/>
          <table:covered-table-cell/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Allauth offers password resetting routes and links</text:p>
          </table:table-cell>
          <table:covered-table-cell/>
          <table:covered-table-cell/>
        </table:table-row>
        <table:table-row table:style-name="TableLine9419935767115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8">Tests</text:p>
          </table:table-cell>
          <table:table-cell table:style-name="Table2.C2" office:value-type="string">
            <text:p text:style-name="P16">Required Result</text:p>
          </table:table-cell>
        </table:table-row>
        <table:table-row table:style-name="TableLine94199357671152">
          <table:table-cell table:style-name="Table2.A2" office:value-type="string">
            <text:p text:style-name="P49">2.3.1</text:p>
          </table:table-cell>
          <table:table-cell table:style-name="Table2.A2" office:value-type="string">
            <text:list xml:id="list182534825137960" text:continue-list="list182533365987633" text:style-name="L1">
              <text:list-item>
                <text:p text:style-name="P87">Go to login page</text:p>
                <text:list>
                  <text:list-item>
                    <text:p text:style-name="P87">Select change password</text:p>
                  </text:list-item>
                </text:list>
              </text:list-item>
              <text:list-item>
                <text:p text:style-name="P87">Go through allauth password reset process</text:p>
              </text:list-item>
            </text:list>
            <text:p text:style-name="P89"/>
          </table:table-cell>
          <table:table-cell table:style-name="Table2.C2" office:value-type="string">
            <text:list xml:id="list182534527322099" text:continue-list="list182534669020972" text:style-name="L3">
              <text:list-item>
                <text:p text:style-name="P46">Change password links are shown</text:p>
              </text:list-item>
              <text:list-item>
                <text:p text:style-name="P46">User can change password through allauth</text:p>
              </text:list-item>
            </text:list>
          </table:table-cell>
        </table:table-row>
        <table:table-row table:style-name="TableLine94199357671152">
          <table:table-cell table:style-name="Table2.C2" table:number-columns-spanned="3" office:value-type="string">
            <text:h text:style-name="P4" text:outline-level="3"><text:span text:style-name="T1">(</text:span><text:span text:style-name="T3">US</text:span><text:span text:style-name="T4">2</text:span><text:span text:style-name="T3">0</text:span><text:span text:style-name="T11">4</text:span><text:span text:style-name="T1">) </text:span><text:span text:style-name="T6">– Have a personalised user profile</text:span></text:h>
          </table:table-cell>
          <table:covered-table-cell/>
          <table:covered-table-cell/>
        </table:table-row>
        <table:table-row table:style-name="TableLine94199357671152">
          <table:table-cell table:style-name="Table2.C2" table:number-columns-spanned="3" office:value-type="string">
            <text:p text:style-name="P30"><text:span text:style-name="T16">Feature: </text:span>Users have a personal user profile which can store some basic checkout information and provides links to their past orders</text:p>
          </table:table-cell>
          <table:covered-table-cell/>
          <table:covered-table-cell/>
        </table:table-row>
        <table:table-row table:style-name="TableLine94199357671152">
          <table:table-cell table:style-name="Table2.C2" table:number-columns-spanned="3" office:value-type="string">
            <text:p text:style-name="P31">SEE: 1.3.1</text:p>
          </table:table-cell>
          <table:covered-table-cell/>
          <table:covered-table-cell/>
        </table:table-row>
      </table:table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199256811072">
          <table:table-cell table:style-name="Table4.A1" table:number-columns-spanned="3" office:value-type="string">
            <text:h text:style-name="P5" text:outline-level="3"><text:span text:style-name="T1">(</text:span><text:span text:style-name="T3">US</text:span><text:span text:style-name="T11">3</text:span><text:span text:style-name="T3">0</text:span><text:span text:style-name="T11">1</text:span><text:span text:style-name="T1">) </text:span><text:span text:style-name="T6">– Search by name or description</text:span></text:h>
          </table:table-cell>
          <table:covered-table-cell/>
          <table:covered-table-cell/>
        </table:table-row>
        <table:table-row table:style-name="TableLine94199256811072">
          <table:table-cell table:style-name="Table4.A2" table:number-columns-spanned="3" office:value-type="string">
            <text:p text:style-name="P32"><text:span text:style-name="T17">Feature: </text:span>Events can be searched by text in the title and description from the search bar</text:p>
          </table:table-cell>
          <table:covered-table-cell/>
          <table:covered-table-cell/>
        </table:table-row>
        <table:table-row table:style-name="TableLine94199256811072">
          <table:table-cell table:style-name="Table4.A3" office:value-type="string">
            <text:p text:style-name="P21"/>
          </table:table-cell>
          <table:table-cell table:style-name="Table4.A3" office:value-type="string">
            <text:p text:style-name="P69">Tests</text:p>
          </table:table-cell>
          <table:table-cell table:style-name="Table4.A2" office:value-type="string">
            <text:p text:style-name="P21">Required Result</text:p>
          </table:table-cell>
        </table:table-row>
        <table:table-row table:style-name="TableLine94199256811072">
          <table:table-cell table:style-name="Table4.A3" office:value-type="string">
            <text:p text:style-name="P49">3.1.1</text:p>
          </table:table-cell>
          <table:table-cell table:style-name="Table4.A3" office:value-type="string">
            <text:list xml:id="list182533656421359" text:continue-list="list182534825137960" text:style-name="L1">
              <text:list-item>
                <text:p text:style-name="P87">Go to homepage</text:p>
              </text:list-item>
              <text:list-item>
                <text:p text:style-name="P87">Type a search query into the search box</text:p>
              </text:list-item>
            </text:list>
            <text:p text:style-name="P89"/>
          </table:table-cell>
          <table:table-cell table:style-name="Table4.A2" office:value-type="string">
            <text:list xml:id="list182534333358241" text:continue-list="list182534527322099" text:style-name="L3">
              <text:list-item>
                <text:p text:style-name="P46">Events related to query are displayed</text:p>
              </text:list-item>
            </text:list>
          </table:table-cell>
        </table:table-row>
        <table:table-row table:style-name="TableLine94199256811072">
          <table:table-cell table:style-name="Table4.A2" table:number-columns-spanned="3" office:value-type="string">
            <text:h text:style-name="P5" text:outline-level="3"><text:span text:style-name="T1">(</text:span><text:span text:style-name="T3">US</text:span><text:span text:style-name="T11">3</text:span><text:span text:style-name="T3">0</text:span><text:span text:style-name="T11">2</text:span><text:span text:style-name="T1">) </text:span><text:span text:style-name="T6">– Search by date</text:span></text:h>
          </table:table-cell>
          <table:covered-table-cell/>
          <table:covered-table-cell/>
        </table:table-row>
        <table:table-row table:style-name="TableLine94199256811072">
          <table:table-cell table:style-name="Table4.A2" table:number-columns-spanned="3" office:value-type="string">
            <text:p text:style-name="P32"><text:span text:style-name="T17">Feature: </text:span>Events can be searched and filtered by date ranges</text:p>
          </table:table-cell>
          <table:covered-table-cell/>
          <table:covered-table-cell/>
        </table:table-row>
        <table:table-row table:style-name="TableLine94199256811072">
          <table:table-cell table:style-name="Table4.A3" office:value-type="string">
            <text:p text:style-name="P49">3.2.1</text:p>
          </table:table-cell>
          <table:table-cell table:style-name="Table4.A3" office:value-type="string">
            <text:list xml:id="list182533897049069" text:continue-list="list182533656421359" text:style-name="L1">
              <text:list-item>
                <text:p text:style-name="P87">From the events page</text:p>
                <text:list>
                  <text:list-item>
                    <text:p text:style-name="P90">Select a beginning date</text:p>
                  </text:list-item>
                  <text:list-item>
                    <text:p text:style-name="P90">Click filter</text:p>
                  </text:list-item>
                </text:list>
              </text:list-item>
              <text:list-item>
                <text:p text:style-name="P90">From the results</text:p>
                <text:list>
                  <text:list-item>
                    <text:p text:style-name="P90">Add an end date</text:p>
                  </text:list-item>
                  <text:list-item>
                    <text:p text:style-name="P90"><text:soft-page-break/>Click filter</text:p>
                  </text:list-item>
                </text:list>
              </text:list-item>
            </text:list>
            <text:p text:style-name="Standard"/>
          </table:table-cell>
          <table:table-cell table:style-name="Table4.A2" office:value-type="string">
            <text:list xml:id="list182534673535464" text:continue-list="list182534333358241" text:style-name="L3">
              <text:list-item>
                <text:p text:style-name="P47">Events <text:span text:style-name="T29">later than the beginning date are displayed</text:span></text:p>
              </text:list-item>
              <text:list-item>
                <text:p text:style-name="P48">Event’s earlier than the end date are displayed</text:p>
              </text:list-item>
            </text:list>
          </table:table-cell>
        </table:table-row>
        <table:table-row table:style-name="TableLine94199256811072">
          <table:table-cell table:style-name="Table4.A2" table:number-columns-spanned="3" office:value-type="string">
            <text:h text:style-name="P6" text:outline-level="3"><text:span text:style-name="T1">(</text:span><text:span text:style-name="T3">US</text:span><text:span text:style-name="T11">3</text:span><text:span text:style-name="T3">0</text:span><text:span text:style-name="T12">3</text:span><text:span text:style-name="T1">) </text:span><text:span text:style-name="T6">– See what I've searched for</text:span></text:h>
          </table:table-cell>
          <table:covered-table-cell/>
          <table:covered-table-cell/>
        </table:table-row>
        <table:table-row table:style-name="TableLine94199256811072">
          <table:table-cell table:style-name="Table4.A2" table:number-columns-spanned="3" office:value-type="string">
            <text:p text:style-name="P33"><text:span text:style-name="T18">Feature: </text:span>Searches are displayed in a paginated list</text:p>
          </table:table-cell>
          <table:covered-table-cell/>
          <table:covered-table-cell/>
        </table:table-row>
        <table:table-row table:style-name="TableLine94199256811072">
          <table:table-cell table:style-name="Table4.A3" office:value-type="string">
            <text:p text:style-name="P49">3.3.1</text:p>
          </table:table-cell>
          <table:table-cell table:style-name="Table4.A3" office:value-type="string">
            <text:list xml:id="list182534767271159" text:continue-list="list182533897049069" text:style-name="L1">
              <text:list-item>
                <text:p text:style-name="P88">From the events page</text:p>
                <text:list>
                  <text:list-item>
                    <text:p text:style-name="P90">Conduct a search</text:p>
                  </text:list-item>
                </text:list>
              </text:list-item>
            </text:list>
            <text:p text:style-name="P91"/>
          </table:table-cell>
          <table:table-cell table:style-name="Table4.A2" office:value-type="string">
            <text:list xml:id="list182533310928925" text:continue-list="list182534673535464" text:style-name="L3">
              <text:list-item>
                <text:p text:style-name="P47">Events <text:span text:style-name="T29">matching the search are displayed</text:span></text:p>
              </text:list-item>
            </text:list>
          </table:table-cell>
        </table:table-row>
      </table:table>
      <text:p text:style-name="P13"/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199365212672">
          <table:table-cell table:style-name="Table5.A1" table:number-columns-spanned="3" office:value-type="string">
            <text:h text:style-name="P6" text:outline-level="3"><text:span text:style-name="T1">(</text:span><text:span text:style-name="T3">US</text:span><text:span text:style-name="T12">400</text:span><text:span text:style-name="T1">) </text:span><text:span text:style-name="T6">– Purchasing and Checkout</text:span></text:h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70">Tests</text:p>
          </table:table-cell>
          <table:table-cell table:style-name="Table5.C2" office:value-type="string">
            <text:p text:style-name="P22">Required Result</text:p>
          </table:table-cell>
        </table:table-row>
        <table:table-row table:style-name="TableLine94199365212672">
          <table:table-cell table:style-name="Table5.A2" office:value-type="string">
            <text:p text:style-name="P49">4.0</text:p>
          </table:table-cell>
          <table:table-cell table:style-name="Table5.A2" office:value-type="string">
            <text:list xml:id="list182533938150986" text:continue-list="list182534767271159" text:style-name="L1">
              <text:list-item>
                <text:p text:style-name="P90">At the Basket, checkout and checkout success pages</text:p>
              </text:list-item>
              <text:list-item>
                <text:p text:style-name="P67">Resize screen (in chrome)</text:p>
                <text:list>
                  <text:list-item>
                    <text:p text:style-name="P67">Open dev tools with inspect</text:p>
                  </text:list-item>
                  <text:list-item>
                    <text:p text:style-name="P67">Toggle device toolbar</text:p>
                  </text:list-item>
                  <text:list-item>
                    <text:p text:style-name="P67">Use responsive to scale screen horizontally to minimum target</text:p>
                  </text:list-item>
                </text:list>
              </text:list-item>
            </text:list>
            <text:p text:style-name="P68"/>
          </table:table-cell>
          <table:table-cell table:style-name="Table5.C2" office:value-type="string">
            <text:list xml:id="list182534662471174" text:continue-list="list182533310928925" text:style-name="L3">
              <text:list-item>
                <text:p text:style-name="P19">Page re-flows as expected without horizontal overflow or significant layout breakage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6" text:outline-level="3"><text:span text:style-name="T1">(</text:span><text:span text:style-name="T3">US</text:span><text:span text:style-name="T12">401</text:span><text:span text:style-name="T1">) </text:span><text:span text:style-name="T6">– Easily select the number and type of tickets when purchasing them</text:span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3"><text:span text:style-name="T18">Feature: </text:span>When selecting tickets the user is presented with a dialogue that allows them to choose tickets by event date and ticket type. Ticket quantity can be adjusted before adding to the basket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1.1</text:p>
          </table:table-cell>
          <table:table-cell table:style-name="Table5.A2" office:value-type="string">
            <text:list xml:id="list182534737938707" text:continue-list="list182533938150986" text:style-name="L1">
              <text:list-item>
                <text:p text:style-name="P90">Open the events page</text:p>
                <text:list>
                  <text:list-item>
                    <text:p text:style-name="P90">Select “buy tickets”</text:p>
                  </text:list-item>
                </text:list>
              </text:list-item>
              <text:list-item>
                <text:p text:style-name="P90">In the dialogue</text:p>
                <text:list>
                  <text:list-item>
                    <text:p text:style-name="P90">Select a date and ticket type in the drop downs</text:p>
                  </text:list-item>
                  <text:list-item>
                    <text:p text:style-name="P90">Select a quantity</text:p>
                  </text:list-item>
                  <text:list-item>
                    <text:p text:style-name="P90">Click add</text:p>
                  </text:list-item>
                </text:list>
              </text:list-item>
            </text:list>
            <text:p text:style-name="P91"/>
          </table:table-cell>
          <table:table-cell table:style-name="Table5.C2" office:value-type="string">
            <text:list xml:id="list182533265431272" text:continue-list="list182534662471174" text:style-name="L3">
              <text:list-item>
                <text:p text:style-name="P48">Tickets of the correct type date and quantity appear in the list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6" text:outline-level="3"><text:span text:style-name="T1">(</text:span><text:span text:style-name="T3">US</text:span><text:span text:style-name="T12">402</text:span><text:span text:style-name="T1">) </text:span><text:span text:style-name="T6">– View the tickets and their types prior to checkout in my basket</text:span><text:soft-page-break/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4"><text:span text:style-name="T19">Feature: </text:span>The basket lists all the tickets current queued for purchase by date and type with their quantity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2.1</text:p>
          </table:table-cell>
          <table:table-cell table:style-name="Table5.A2" office:value-type="string">
            <text:list xml:id="list182534727404100" text:continue-list="list182534737938707" text:style-name="L1">
              <text:list-item>
                <text:p text:style-name="P92">Add ticket in the add tickets dialogue</text:p>
                <text:list>
                  <text:list-item>
                    <text:p text:style-name="P92">Click “Add to basket”</text:p>
                  </text:list-item>
                </text:list>
              </text:list-item>
            </text:list>
            <text:p text:style-name="P94"/>
          </table:table-cell>
          <table:table-cell table:style-name="Table5.C2" office:value-type="string">
            <text:list xml:id="list182534773046228" text:continue-list="list182533265431272" text:style-name="L3">
              <text:list-item>
                <text:p text:style-name="P50">The page redirects to the basket</text:p>
              </text:list-item>
              <text:list-item>
                <text:p text:style-name="P50">The basket has the correct tickets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7" text:outline-level="3"><text:span text:style-name="T1">(</text:span><text:span text:style-name="T3">US</text:span><text:span text:style-name="T12">40</text:span><text:span text:style-name="T13">3</text:span><text:span text:style-name="T1">) </text:span><text:span text:style-name="T6">– Adjust the quantity and type of individual tickets in my basket</text:span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5"><text:span text:style-name="T20">Feature: </text:span>Tickets in the basket can have their quantity increased or decreased or deleted entirely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3.1</text:p>
          </table:table-cell>
          <table:table-cell table:style-name="Table5.A2" office:value-type="string">
            <text:list xml:id="list182534962604477" text:continue-list="list182534727404100" text:style-name="L1">
              <text:list-item>
                <text:p text:style-name="P92">From the basket</text:p>
                <text:list>
                  <text:list-item>
                    <text:p text:style-name="P92">Use the quantity control to increase the quantity</text:p>
                  </text:list-item>
                  <text:list-item>
                    <text:p text:style-name="P92">Select Update</text:p>
                  </text:list-item>
                  <text:list-item>
                    <text:p text:style-name="P92">Reload page</text:p>
                  </text:list-item>
                  <text:list-item>
                    <text:p text:style-name="P92">Select Delete</text:p>
                  </text:list-item>
                  <text:list-item>
                    <text:p text:style-name="P92">Reload page</text:p>
                  </text:list-item>
                </text:list>
              </text:list-item>
            </text:list>
            <text:p text:style-name="P94"/>
          </table:table-cell>
          <table:table-cell table:style-name="Table5.C2" office:value-type="string">
            <text:list xml:id="list182534619830594" text:continue-list="list182534773046228" text:style-name="L3">
              <text:list-item>
                <text:p text:style-name="P50">Value can be increased</text:p>
              </text:list-item>
              <text:list-item>
                <text:p text:style-name="P50">Value is correct after update and reload</text:p>
              </text:list-item>
              <text:list-item>
                <text:p text:style-name="P50"><text:span text:style-name="T30">Tickets are</text:span> removed when deleted.</text:p>
              </text:list-item>
              <text:list-item>
                <text:p text:style-name="P51">Tickets don’t return on reload</text:p>
              </text:list-item>
              <text:list-item>
                <text:p text:style-name="P51">Basket values update correctly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8" text:outline-level="3"><text:span text:style-name="T1">(</text:span><text:span text:style-name="T3">US</text:span><text:span text:style-name="T12">40</text:span><text:span text:style-name="T14">4</text:span><text:span text:style-name="T1">) </text:span><text:span text:style-name="T6">– Easily enter my payment information</text:span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5"><text:span text:style-name="T20">Feature: </text:span>On checkout a simple validated form is presented for the user to input their personal and payment information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4.1</text:p>
          </table:table-cell>
          <table:table-cell table:style-name="Table5.A2" office:value-type="string">
            <text:list xml:id="list182533334164837" text:continue-list="list182534962604477" text:style-name="L1">
              <text:list-item>
                <text:p text:style-name="P95">From an empty basket</text:p>
                <text:list>
                  <text:list-item>
                    <text:p text:style-name="P95">Ensure “secure checkout” isn’t displayed</text:p>
                  </text:list-item>
                  <text:list-item>
                    <text:p text:style-name="P95">Try to got to checkout page manually</text:p>
                  </text:list-item>
                </text:list>
              </text:list-item>
              <text:list-item>
                <text:p text:style-name="P93">From the basket <text:span text:style-name="T30">with tickets</text:span></text:p>
                <text:list>
                  <text:list-item>
                    <text:p text:style-name="P95">Select secure checkout</text:p>
                  </text:list-item>
                </text:list>
              </text:list-item>
              <text:list-item>
                <text:p text:style-name="P95">The checkout page is displayed</text:p>
                <text:list>
                  <text:list-item>
                    <text:p text:style-name="P95">Fill out details invalid details</text:p>
                  </text:list-item>
                  <text:list-item>
                    <text:p text:style-name="P95">Click “complete order”</text:p>
                  </text:list-item>
                  <text:list-item>
                    <text:p text:style-name="P95">Fill out valid details</text:p>
                  </text:list-item>
                  <text:list-item>
                    <text:p text:style-name="P95">Click “complete order”</text:p>
                  </text:list-item>
                </text:list>
              </text:list-item>
            </text:list>
            <text:p text:style-name="P96"/>
            <text:p text:style-name="P96"><text:soft-page-break/></text:p>
            <text:p text:style-name="P96"/>
          </table:table-cell>
          <table:table-cell table:style-name="Table5.C2" office:value-type="string">
            <text:list xml:id="list182534092989291" text:continue-list="list182534619830594" text:style-name="L3">
              <text:list-item>
                <text:p text:style-name="P51">Checkout button isn’t shown with an empty basket</text:p>
              </text:list-item>
              <text:list-item>
                <text:p text:style-name="P51">Manually going to checkout URL redirects with error message</text:p>
              </text:list-item>
              <text:list-item>
                <text:p text:style-name="P51">The checkout page is displayed when there are items in basket</text:p>
              </text:list-item>
              <text:list-item>
                <text:p text:style-name="P51">Checkout won’t start with invalid data</text:p>
              </text:list-item>
              <text:list-item>
                <text:p text:style-name="P51">Checkout starts with valid data</text:p>
              </text:list-item>
              <text:list-item>
                <text:p text:style-name="P51">The form is disabled during checkout</text:p>
              </text:list-item>
              <text:list-item>
                <text:p text:style-name="P51">The user is redirected to the checkout success page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8" text:outline-level="3"><text:span text:style-name="T1">(</text:span><text:span text:style-name="T3">US</text:span><text:span text:style-name="T12">40</text:span><text:span text:style-name="T14">6</text:span><text:span text:style-name="T1">) </text:span><text:span text:style-name="T6">– View an order confirmation after checkout</text:span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5"><text:span text:style-name="T20">Feature: </text:span>After checkout a success page is presented, giving the user details of their order and a link to their e-ticket pdf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6.1</text:p>
          </table:table-cell>
          <table:table-cell table:style-name="Table5.A2" office:value-type="string">
            <text:list xml:id="list182533133893812" text:continue-list="list182533334164837" text:style-name="L1">
              <text:list-item>
                <text:p text:style-name="P97">After checkout</text:p>
                <text:list>
                  <text:list-item>
                    <text:p text:style-name="P97">Check the correct order details are shown</text:p>
                  </text:list-item>
                  <text:list-item>
                    <text:p text:style-name="P97">A link to a ticket PDF is provided</text:p>
                  </text:list-item>
                </text:list>
              </text:list-item>
              <text:list-item>
                <text:p text:style-name="P97">The ticket PDF shows the correct tickets</text:p>
              </text:list-item>
            </text:list>
            <text:p text:style-name="P99"/>
          </table:table-cell>
          <table:table-cell table:style-name="Table5.C2" office:value-type="string">
            <text:list xml:id="list182535196568032" text:continue-list="list182534092989291" text:style-name="L3">
              <text:list-item>
                <text:p text:style-name="P53">Order details are correct</text:p>
              </text:list-item>
              <text:list-item>
                <text:p text:style-name="P53">Ticket details are correct</text:p>
              </text:list-item>
            </text:list>
          </table:table-cell>
        </table:table-row>
        <table:table-row table:style-name="TableLine94199365212672">
          <table:table-cell table:style-name="Table5.C2" table:number-columns-spanned="3" office:value-type="string">
            <text:h text:style-name="P8" text:outline-level="3"><text:span text:style-name="T1">(</text:span><text:span text:style-name="T3">US</text:span><text:span text:style-name="T12">40</text:span><text:span text:style-name="T14">7</text:span><text:span text:style-name="T1">) </text:span><text:span text:style-name="T6">– Receive an email confirmation after checking out</text:span></text:h>
          </table:table-cell>
          <table:covered-table-cell/>
          <table:covered-table-cell/>
        </table:table-row>
        <table:table-row table:style-name="TableLine94199365212672">
          <table:table-cell table:style-name="Table5.C2" table:number-columns-spanned="3" office:value-type="string">
            <text:p text:style-name="P35"><text:span text:style-name="T20">Feature: </text:span>After checkout an email is generated with the order information and an attached ticket pdf</text:p>
          </table:table-cell>
          <table:covered-table-cell/>
          <table:covered-table-cell/>
        </table:table-row>
        <table:table-row table:style-name="TableLine94199365212672"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69">Tests</text:p>
          </table:table-cell>
          <table:table-cell table:style-name="Table5.C2" office:value-type="string">
            <text:p text:style-name="P21">Required Result</text:p>
          </table:table-cell>
        </table:table-row>
        <table:table-row table:style-name="TableLine94199365212672">
          <table:table-cell table:style-name="Table5.A2" office:value-type="string">
            <text:p text:style-name="P52">4.7.1</text:p>
          </table:table-cell>
          <table:table-cell table:style-name="Table5.A2" office:value-type="string">
            <text:list xml:id="list182533491037338" text:continue-list="list182533133893812" text:style-name="L1">
              <text:list-item>
                <text:p text:style-name="P97">After checkout</text:p>
                <text:list>
                  <text:list-item>
                    <text:p text:style-name="P97">An email is delivered to the order email address</text:p>
                  </text:list-item>
                  <text:list-item>
                    <text:p text:style-name="P97">A ticket PDF is attached</text:p>
                  </text:list-item>
                </text:list>
              </text:list-item>
              <text:list-item>
                <text:p text:style-name="P97">The ticket PDF shows the correct tickets</text:p>
              </text:list-item>
            </text:list>
            <text:p text:style-name="P99"/>
          </table:table-cell>
          <table:table-cell table:style-name="Table5.C2" office:value-type="string">
            <text:list xml:id="list182534754364581" text:continue-list="list182535196568032" text:style-name="L3">
              <text:list-item>
                <text:p text:style-name="P53">An email is delivered</text:p>
              </text:list-item>
              <text:list-item>
                <text:p text:style-name="P53">Order details are correct</text:p>
              </text:list-item>
              <text:list-item>
                <text:p text:style-name="P53">Ticket details are correct</text:p>
              </text:list-item>
            </text:list>
          </table:table-cell>
        </table:table-row>
      </table:table>
      <text:p text:style-name="P14"/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199354549120">
          <table:table-cell table:style-name="Table6.A1" table:number-columns-spanned="3" office:value-type="string">
            <text:h text:style-name="P8" text:outline-level="3"><text:span text:style-name="T1">(</text:span><text:span text:style-name="T3">US</text:span><text:span text:style-name="T14">500</text:span><text:span text:style-name="T1">) </text:span><text:span text:style-name="T6">– Ticketing and reports</text:span></text:h>
          </table:table-cell>
          <table:covered-table-cell/>
          <table:covered-table-cell/>
        </table:table-row>
        <table:table-row table:style-name="TableLine94199354549120"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71">Tests</text:p>
          </table:table-cell>
          <table:table-cell table:style-name="Table6.C2" office:value-type="string">
            <text:p text:style-name="P23">Required Result</text:p>
          </table:table-cell>
        </table:table-row>
        <table:table-row table:style-name="TableLine94199354549120">
          <table:table-cell table:style-name="Table6.A2" office:value-type="string">
            <text:p text:style-name="P52">5.0</text:p>
          </table:table-cell>
          <table:table-cell table:style-name="Table6.A2" office:value-type="string">
            <text:list xml:id="list182533497054473" text:continue-list="list182533491037338" text:style-name="L1">
              <text:list-item>
                <text:p text:style-name="P97">Open the provided ticket PDF</text:p>
              </text:list-item>
              <text:list-item>
                <text:p text:style-name="P97">Go to the validation link on the ticket</text:p>
              </text:list-item>
            </text:list>
            <text:p text:style-name="P99"/>
          </table:table-cell>
          <table:table-cell table:style-name="Table6.C2" office:value-type="string">
            <text:list xml:id="list182533691461063" text:continue-list="list182534754364581" text:style-name="L3">
              <text:list-item>
                <text:p text:style-name="P54">Tickets are correctly rendered</text:p>
              </text:list-item>
              <text:list-item>
                <text:p text:style-name="P54">Validation link shows correct information</text:p>
              </text:list-item>
              <text:list-item>
                <text:p text:style-name="P54">Validation link is properly responsive</text:p>
              </text:list-item>
            </text:list>
            <text:p text:style-name="P55"/>
          </table:table-cell>
        </table:table-row>
        <table:table-row table:style-name="TableLine94199354549120">
          <table:table-cell table:style-name="Table6.C2" table:number-columns-spanned="3" office:value-type="string">
            <text:h text:style-name="P9" text:outline-level="3"><text:span text:style-name="T1">(</text:span><text:span text:style-name="T3">US</text:span><text:span text:style-name="T14">50</text:span><text:span text:style-name="T15">1</text:span><text:span text:style-name="T1">) </text:span><text:span text:style-name="T6">– Immediately receive my tickets through email/browser</text:span></text:h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p text:style-name="P56"><text:span text:style-name="T31">Feature: </text:span>After checkout an email is generated with the order information and an attached ticket pdf</text:p>
          </table:table-cell>
          <table:covered-table-cell/>
          <table:covered-table-cell/>
        </table:table-row>
        <text:soft-page-break/>
        <table:table-row table:style-name="TableLine94199354549120"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69">Tests</text:p>
          </table:table-cell>
          <table:table-cell table:style-name="Table6.C2" office:value-type="string">
            <text:p text:style-name="P21">Required Result</text:p>
          </table:table-cell>
        </table:table-row>
        <table:table-row table:style-name="TableLine94199354549120">
          <table:table-cell table:style-name="Table6.A2" office:value-type="string">
            <text:p text:style-name="P55">5.1.1</text:p>
          </table:table-cell>
          <table:table-cell table:style-name="Table6.A2" office:value-type="string">
            <text:p text:style-name="P100">SEE 4.6.1 and 4.7.1</text:p>
          </table:table-cell>
          <table:table-cell table:style-name="Table6.C2" office:value-type="string">
            <text:p text:style-name="P23"/>
          </table:table-cell>
        </table:table-row>
        <table:table-row table:style-name="TableLine94199354549120">
          <table:table-cell table:style-name="Table6.C2" table:number-columns-spanned="3" office:value-type="string">
            <text:h text:style-name="P9" text:outline-level="3"><text:span text:style-name="T21">(</text:span><text:span text:style-name="T22">US</text:span><text:span text:style-name="T23">50</text:span><text:span text:style-name="T24">2</text:span><text:span text:style-name="T21">) </text:span><text:span text:style-name="T25">– Get reports on tickets sold by show</text:span></text:h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p text:style-name="P36">Not yet implemented</text:p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h text:style-name="P9" text:outline-level="3"><text:span text:style-name="T21">(</text:span><text:span text:style-name="T22">US</text:span><text:span text:style-name="T23">50</text:span><text:span text:style-name="T24">3</text:span><text:span text:style-name="T21">) </text:span><text:span text:style-name="T25">– Get reports on tickets sold by performance</text:span></text:h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p text:style-name="P36">Not yet implemented</text:p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h text:style-name="P9" text:outline-level="3"><text:span text:style-name="T1">(</text:span><text:span text:style-name="T3">US</text:span><text:span text:style-name="T14">50</text:span><text:span text:style-name="T15">4</text:span><text:span text:style-name="T1">) </text:span><text:span text:style-name="T6">– Search for individual tickets by name or unique id</text:span></text:h>
          </table:table-cell>
          <table:covered-table-cell/>
          <table:covered-table-cell/>
        </table:table-row>
        <table:table-row table:style-name="TableLine94199354549120">
          <table:table-cell table:style-name="Table6.C2" table:number-columns-spanned="3" office:value-type="string">
            <text:p text:style-name="P56"><text:span text:style-name="T31">Feature: </text:span>Tickets have a validation link that retrieves their database information so it can be verified</text:p>
          </table:table-cell>
          <table:covered-table-cell/>
          <table:covered-table-cell/>
        </table:table-row>
        <table:table-row table:style-name="TableLine94199354549120"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69">Tests</text:p>
          </table:table-cell>
          <table:table-cell table:style-name="Table6.C2" office:value-type="string">
            <text:p text:style-name="P21">Required Result</text:p>
          </table:table-cell>
        </table:table-row>
        <table:table-row table:style-name="TableLine94199354549120">
          <table:table-cell table:style-name="Table6.A2" office:value-type="string">
            <text:p text:style-name="P55">5.4.1</text:p>
          </table:table-cell>
          <table:table-cell table:style-name="Table6.A2" office:value-type="string">
            <text:list xml:id="list182534719452458" text:continue-list="list182533497054473" text:style-name="L1">
              <text:list-item>
                <text:p text:style-name="P98">Open the provided ticket PDF</text:p>
                <text:list>
                  <text:list-item>
                    <text:p text:style-name="P101">Click the validation link</text:p>
                  </text:list-item>
                  <text:list-item>
                    <text:p text:style-name="P101">Scan the QR Code</text:p>
                  </text:list-item>
                </text:list>
              </text:list-item>
            </text:list>
            <text:p text:style-name="P100"/>
          </table:table-cell>
          <table:table-cell table:style-name="Table6.C2" office:value-type="string">
            <text:list xml:id="list182534290230324" text:continue-list="list182533691461063" text:style-name="L3">
              <text:list-item>
                <text:p text:style-name="P54">Validation link links to correct validation page</text:p>
              </text:list-item>
              <text:list-item>
                <text:p text:style-name="P54">QR Code directs to correct validation page</text:p>
              </text:list-item>
              <text:list-item>
                <text:p text:style-name="P54">Validation page has the correct information</text:p>
              </text:list-item>
              <text:list-item>
                <text:p text:style-name="P54">Validation link is properly responsive</text:p>
              </text:list-item>
            </text:list>
          </table:table-cell>
        </table:table-row>
      </table:table>
      <text:p text:style-name="P15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99250979104">
          <table:table-cell table:style-name="Table3.A1" table:number-columns-spanned="3" office:value-type="string">
            <text:h text:style-name="P8" text:outline-level="3"><text:span text:style-name="T1">(</text:span><text:span text:style-name="T3">US</text:span><text:span text:style-name="T14">600</text:span><text:span text:style-name="T1">) </text:span><text:span text:style-name="T6">– Admin and content Management</text:span></text:h>
          </table:table-cell>
          <table:covered-table-cell/>
          <table:covered-table-cell/>
        </table:table-row>
        <table:table-row table:style-name="TableLine94199250979104">
          <table:table-cell table:style-name="Table3.A2" table:number-columns-spanned="3" office:value-type="string">
            <text:p text:style-name="P58"><text:span text:style-name="T32">Features: </text:span>Admin users have extra options in their user context menu</text:p>
          </table:table-cell>
          <table:covered-table-cell/>
          <table:covered-table-cell/>
        </table:table-row>
        <table:table-row table:style-name="TableLine94199250979104"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68">Tests</text:p>
          </table:table-cell>
          <table:table-cell table:style-name="Table3.A2" office:value-type="string">
            <text:p text:style-name="P16">Required Result</text:p>
          </table:table-cell>
        </table:table-row>
        <table:table-row table:style-name="TableLine94199250979104">
          <table:table-cell table:style-name="Table3.A3" office:value-type="string">
            <text:p text:style-name="P55">6.0</text:p>
          </table:table-cell>
          <table:table-cell table:style-name="Table3.A3" office:value-type="string">
            <text:list xml:id="list182533976793586" text:continue-list="list182534719452458" text:style-name="L1">
              <text:list-item>
                <text:p text:style-name="P101">Log in as non-trusted user</text:p>
                <text:list>
                  <text:list-item>
                    <text:p text:style-name="P101">Try to open edit and add event pages</text:p>
                  </text:list-item>
                  <text:list-item>
                    <text:p text:style-name="P102">Try to access URL directly</text:p>
                  </text:list-item>
                </text:list>
              </text:list-item>
              <text:list-item>
                <text:p text:style-name="P101">Log in as trusted user</text:p>
                <text:list>
                  <text:list-item>
                    <text:p text:style-name="P101">Try to open edit and add event pages</text:p>
                  </text:list-item>
                </text:list>
              </text:list-item>
            </text:list>
            <text:p text:style-name="P100"/>
          </table:table-cell>
          <table:table-cell table:style-name="Table3.A2" office:value-type="string">
            <text:list xml:id="list182533648137548" text:continue-list="list182534290230324" text:style-name="L3">
              <text:list-item>
                <text:p text:style-name="P57">Edit and add options not available for non-trusted users</text:p>
              </text:list-item>
              <text:list-item>
                <text:p text:style-name="P57">Non-trusted users are blocked from visiting Add/Edit pages</text:p>
              </text:list-item>
              <text:list-item>
                <text:p text:style-name="P59">Trusted users are given add and edit event options</text:p>
              </text:list-item>
              <text:list-item>
                <text:p text:style-name="P59">Trusted users are granted access to add/edit pages</text:p>
              </text:list-item>
              <text:list-item>
                <text:p text:style-name="P59">Pages are responsive to screen size</text:p>
              </text:list-item>
            </text:list>
          </table:table-cell>
        </table:table-row>
        <table:table-row table:style-name="TableLine94199250979104">
          <table:table-cell table:style-name="Table3.A2" table:number-columns-spanned="3" office:value-type="string">
            <text:h text:style-name="P9" text:outline-level="3"><text:span text:style-name="T1">(</text:span><text:span text:style-name="T3">US</text:span><text:span text:style-name="T14">60</text:span><text:span text:style-name="T15">1</text:span><text:span text:style-name="T1">) </text:span><text:span text:style-name="T6">– Add content or show</text:span></text:h>
          </table:table-cell>
          <table:covered-table-cell/>
          <table:covered-table-cell/>
        </table:table-row>
        <table:table-row table:style-name="TableLine94199250979104">
          <table:table-cell table:style-name="Table3.A2" table:number-columns-spanned="3" office:value-type="string">
            <text:p text:style-name="P58"><text:span text:style-name="T32">Feature: </text:span>Admin users can add new events through the front end </text:p>
          </table:table-cell>
          <table:covered-table-cell/>
          <table:covered-table-cell/>
        </table:table-row>
        <text:soft-page-break/>
        <table:table-row table:style-name="TableLine94199250979104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69">Tests</text:p>
          </table:table-cell>
          <table:table-cell table:style-name="Table3.A2" office:value-type="string">
            <text:p text:style-name="P21">Required Result</text:p>
          </table:table-cell>
        </table:table-row>
        <table:table-row table:style-name="TableLine94199250979104">
          <table:table-cell table:style-name="Table3.A3" office:value-type="string">
            <text:p text:style-name="P55">6.1.1</text:p>
          </table:table-cell>
          <table:table-cell table:style-name="Table3.A3" office:value-type="string">
            <text:list xml:id="list182534319875154" text:continue-list="list182533976793586" text:style-name="L1">
              <text:list-item>
                <text:p text:style-name="P101">Select user icon</text:p>
                <text:list>
                  <text:list-item>
                    <text:p text:style-name="P101">Select Add Event</text:p>
                  </text:list-item>
                </text:list>
              </text:list-item>
              <text:list-item>
                <text:p text:style-name="P102">In the Add event page</text:p>
                <text:list>
                  <text:list-item>
                    <text:p text:style-name="P104">Try to submit empty form</text:p>
                  </text:list-item>
                  <text:list-item>
                    <text:p text:style-name="P102">Fill out event details</text:p>
                  </text:list-item>
                  <text:list-item>
                    <text:p text:style-name="P102">Click submit</text:p>
                  </text:list-item>
                </text:list>
              </text:list-item>
            </text:list>
            <text:p text:style-name="P103"/>
          </table:table-cell>
          <table:table-cell table:style-name="Table3.A2" office:value-type="string">
            <text:list xml:id="list182533676657174" text:continue-list="list182533648137548" text:style-name="L3">
              <text:list-item>
                <text:p text:style-name="P59">A blank add event page is shown</text:p>
              </text:list-item>
              <text:list-item>
                <text:p text:style-name="P59">An empty form is rejected</text:p>
              </text:list-item>
              <text:list-item>
                <text:p text:style-name="P62">Valid forms are submitted</text:p>
              </text:list-item>
              <text:list-item>
                <text:p text:style-name="P62">The user is redirected to the new event page</text:p>
              </text:list-item>
              <text:list-item>
                <text:p text:style-name="P62">Event page has the correct information</text:p>
              </text:list-item>
            </text:list>
          </table:table-cell>
        </table:table-row>
        <table:table-row table:style-name="TableLine94199250979104">
          <table:table-cell table:style-name="Table3.A2" table:number-columns-spanned="3" office:value-type="string">
            <text:h text:style-name="P9" text:outline-level="3"><text:span text:style-name="T1">(</text:span><text:span text:style-name="T3">US</text:span><text:span text:style-name="T14">60</text:span><text:span text:style-name="T15">2</text:span><text:span text:style-name="T1">) </text:span><text:span text:style-name="T6">– Edit/Update content or shows</text:span></text:h>
          </table:table-cell>
          <table:covered-table-cell/>
          <table:covered-table-cell/>
        </table:table-row>
        <table:table-row table:style-name="TableLine94199250979104">
          <table:table-cell table:style-name="Table3.A2" table:number-columns-spanned="3" office:value-type="string">
            <text:p text:style-name="P58"><text:span text:style-name="T32">Feature: </text:span>Admin users can edit existing events through the front end </text:p>
          </table:table-cell>
          <table:covered-table-cell/>
          <table:covered-table-cell/>
        </table:table-row>
        <table:table-row table:style-name="TableLine94199250979104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69">Tests</text:p>
          </table:table-cell>
          <table:table-cell table:style-name="Table3.A2" office:value-type="string">
            <text:p text:style-name="P21">Required Result</text:p>
          </table:table-cell>
        </table:table-row>
        <table:table-row table:style-name="TableLine94199250979104">
          <table:table-cell table:style-name="Table3.A3" office:value-type="string">
            <text:p text:style-name="P55">6.2.1</text:p>
          </table:table-cell>
          <table:table-cell table:style-name="Table3.A3" office:value-type="string">
            <text:list xml:id="list182534898334803" text:continue-list="list182534319875154" text:style-name="L1">
              <text:list-item>
                <text:p text:style-name="P101">Open event details page</text:p>
              </text:list-item>
              <text:list-item>
                <text:p text:style-name="P101">Select user icon</text:p>
                <text:list>
                  <text:list-item>
                    <text:p text:style-name="P101">Select Edit Event</text:p>
                  </text:list-item>
                  <text:list-item>
                    <text:p text:style-name="P104">Edit event fields</text:p>
                  </text:list-item>
                  <text:list-item>
                    <text:p text:style-name="P104">Select submit</text:p>
                  </text:list-item>
                </text:list>
              </text:list-item>
            </text:list>
            <text:p text:style-name="P105"/>
          </table:table-cell>
          <table:table-cell table:style-name="Table3.A2" office:value-type="string">
            <text:list xml:id="list182533191762232" text:continue-list="list182533676657174" text:style-name="L3">
              <text:list-item>
                <text:p text:style-name="P60">A<text:span text:style-name="T34">n edit page is displayed with the correct details already filled out</text:span></text:p>
              </text:list-item>
              <text:list-item>
                <text:p text:style-name="P62">Invalid forms are rejected</text:p>
              </text:list-item>
              <text:list-item>
                <text:p text:style-name="P62">Valid forms are submitted</text:p>
              </text:list-item>
              <text:list-item>
                <text:p text:style-name="P62">The user is redirected to the edited event page</text:p>
              </text:list-item>
              <text:list-item>
                <text:p text:style-name="P62">Event page has the correct information</text:p>
              </text:list-item>
            </text:list>
          </table:table-cell>
        </table:table-row>
        <table:table-row table:style-name="TableLine94199250979104">
          <table:table-cell table:style-name="Table3.A2" table:number-columns-spanned="3" office:value-type="string">
            <text:p text:style-name="P58"><text:span text:style-name="T32">Features: </text:span>The gallery widget presents admin users with extra options to upload new images, edit exiting images meta data, and set a gallery image as the event title image</text:p>
          </table:table-cell>
          <table:covered-table-cell/>
          <table:covered-table-cell/>
        </table:table-row>
        <table:table-row table:style-name="TableLine94199250979104">
          <table:table-cell table:style-name="Table3.A3" office:value-type="string">
            <text:p text:style-name="P63">6.2.2</text:p>
          </table:table-cell>
          <table:table-cell table:style-name="Table3.A3" office:value-type="string">
            <text:list xml:id="list182534186581303" text:continue-list="list182534898334803" text:style-name="L1">
              <text:list-item>
                <text:p text:style-name="P106">Select the new image icon in the gallery widget</text:p>
                <text:list>
                  <text:list-item>
                    <text:p text:style-name="P106">The gallery modal is shown with the new image icon</text:p>
                  </text:list-item>
                  <text:list-item>
                    <text:p text:style-name="P106">Click Add</text:p>
                  </text:list-item>
                  <text:list-item>
                    <text:p text:style-name="P106">Click upload image icon</text:p>
                  </text:list-item>
                  <text:list-item>
                    <text:p text:style-name="P106">Select upload file</text:p>
                  </text:list-item>
                  <text:list-item>
                    <text:p text:style-name="P106">Click Add</text:p>
                  </text:list-item>
                  <text:list-item>
                    <text:p text:style-name="P106">Add a title</text:p>
                  </text:list-item>
                  <text:list-item>
                    <text:p text:style-name="P106">Click Add</text:p>
                  </text:list-item>
                  <text:list-item>
                    <text:p text:style-name="P106">Reload page</text:p>
                  </text:list-item>
                </text:list>
              </text:list-item>
            </text:list>
            <text:p text:style-name="P107"/>
          </table:table-cell>
          <table:table-cell table:style-name="Table3.A2" office:value-type="string">
            <text:list xml:id="list182534548293381" text:continue-list="list182533191762232" text:style-name="L3">
              <text:list-item>
                <text:p text:style-name="P62">The gallery modal is shown</text:p>
              </text:list-item>
              <text:list-item>
                <text:p text:style-name="P62">The correct editing controls are shown</text:p>
              </text:list-item>
              <text:list-item>
                <text:p text:style-name="P62">An invalid form is not submitted, and the errors are communicated to the user</text:p>
              </text:list-item>
              <text:list-item>
                <text:p text:style-name="P62">A valid form is submitted and the image uploaded</text:p>
              </text:list-item>
              <text:list-item>
                <text:p text:style-name="P62">The new image is immediately added to the gallery if successful</text:p>
              </text:list-item>
              <text:list-item>
                <text:p text:style-name="P62">The new image remains after reload</text:p>
              </text:list-item>
            </text:list>
          </table:table-cell>
        </table:table-row>
        <table:table-row table:style-name="TableLine94199250979104">
          <table:table-cell table:style-name="Table3.A3" office:value-type="string">
            <text:p text:style-name="P63">6.2.3</text:p>
          </table:table-cell>
          <table:table-cell table:style-name="Table3.A3" office:value-type="string">
            <text:list xml:id="list182533703780106" text:continue-list="list182534186581303" text:style-name="L1">
              <text:list-item>
                <text:p text:style-name="P106">From event details page</text:p>
                <text:list>
                  <text:list-item>
                    <text:p text:style-name="P106">Select an existing image</text:p>
                  </text:list-item>
                  <text:list-item>
                    <text:p text:style-name="P106">Change title information</text:p>
                  </text:list-item>
                  <text:list-item>
                    <text:p text:style-name="P106">Click update</text:p>
                  </text:list-item>
                  <text:list-item>
                    <text:p text:style-name="P106">Reload page</text:p>
                  </text:list-item>
                </text:list>
              </text:list-item>
            </text:list>
            <text:p text:style-name="P107"><text:soft-page-break/></text:p>
          </table:table-cell>
          <table:table-cell table:style-name="Table3.A2" office:value-type="string">
            <text:list xml:id="list182535002832701" text:continue-list="list182534548293381" text:style-name="L3">
              <text:list-item>
                <text:p text:style-name="P62">The gallery modal is shown</text:p>
              </text:list-item>
              <text:list-item>
                <text:p text:style-name="P62">The existing image is displayed with the correct admin controls and meta data</text:p>
              </text:list-item>
              <text:list-item>
                <text:p text:style-name="P62">The title can be changed</text:p>
              </text:list-item>
              <text:list-item>
                <text:p text:style-name="P62">The title is submitted</text:p>
              </text:list-item>
              <text:list-item>
                <text:p text:style-name="P62"><text:soft-page-break/>New title persists</text:p>
              </text:list-item>
            </text:list>
            <text:p text:style-name="P63"/>
          </table:table-cell>
        </table:table-row>
        <table:table-row table:style-name="TableLine94199250979104">
          <table:table-cell table:style-name="Table3.A3" office:value-type="string">
            <text:p text:style-name="P63">6.2.4</text:p>
          </table:table-cell>
          <table:table-cell table:style-name="Table3.A3" office:value-type="string">
            <text:list xml:id="list182533863668665" text:continue-list="list182533703780106" text:style-name="L1">
              <text:list-item>
                <text:p text:style-name="P106">From the event details page</text:p>
                <text:list>
                  <text:list-item>
                    <text:p text:style-name="P106">Select an existing image</text:p>
                  </text:list-item>
                  <text:list-item>
                    <text:p text:style-name="P106">Click “set as title image”</text:p>
                  </text:list-item>
                  <text:list-item>
                    <text:p text:style-name="P108">Reload page</text:p>
                  </text:list-item>
                </text:list>
              </text:list-item>
            </text:list>
            <text:p text:style-name="P107"/>
          </table:table-cell>
          <table:table-cell table:style-name="Table3.A2" office:value-type="string">
            <text:list xml:id="list182534322044684" text:continue-list="list182535002832701" text:style-name="L3">
              <text:list-item>
                <text:p text:style-name="P62">The correct image is shown</text:p>
              </text:list-item>
              <text:list-item>
                <text:p text:style-name="P62">The add title image is shown</text:p>
              </text:list-item>
              <text:list-item>
                <text:p text:style-name="P62">The <text:span text:style-name="T35">event title image is changed to the new one immediately</text:span></text:p>
              </text:list-item>
              <text:list-item>
                <text:p text:style-name="P64">The change persists after reload</text:p>
              </text:list-item>
            </text:list>
            <text:p text:style-name="P65"/>
          </table:table-cell>
        </table:table-row>
        <table:table-row table:style-name="TableLine94199250979104">
          <table:table-cell table:style-name="Table3.A3" office:value-type="string">
            <text:p text:style-name="P63">6.2.5</text:p>
          </table:table-cell>
          <table:table-cell table:style-name="Table3.A3" office:value-type="string">
            <text:list xml:id="list182535048633460" text:continue-list="list182533863668665" text:style-name="L1">
              <text:list-item>
                <text:p text:style-name="P106">From the event details page</text:p>
                <text:list>
                  <text:list-item>
                    <text:p text:style-name="P106">Select an existing image</text:p>
                  </text:list-item>
                  <text:list-item>
                    <text:p text:style-name="P106">Click remove</text:p>
                  </text:list-item>
                  <text:list-item>
                    <text:p text:style-name="P108">Reload page</text:p>
                  </text:list-item>
                </text:list>
              </text:list-item>
            </text:list>
            <text:p text:style-name="P107"/>
          </table:table-cell>
          <table:table-cell table:style-name="Table3.A2" office:value-type="string">
            <text:list xml:id="list182534590498990" text:continue-list="list182534322044684" text:style-name="L3">
              <text:list-item>
                <text:p text:style-name="P64">The correct image is shown</text:p>
              </text:list-item>
              <text:list-item>
                <text:p text:style-name="P64">The image is immediately removed from the list</text:p>
              </text:list-item>
              <text:list-item>
                <text:p text:style-name="P64">The image doesn’t reappear on reload</text:p>
              </text:list-item>
            </text:list>
          </table:table-cell>
        </table:table-row>
        <table:table-row table:style-name="TableLine94199250979104">
          <table:table-cell table:style-name="Table3.A2" table:number-columns-spanned="3" office:value-type="string">
            <text:h text:style-name="P9" text:outline-level="3"><text:span text:style-name="T1">(</text:span><text:span text:style-name="T3">US</text:span><text:span text:style-name="T14">60</text:span><text:span text:style-name="T15">3</text:span><text:span text:style-name="T1">) </text:span><text:span text:style-name="T6">– Delete content</text:span></text:h>
          </table:table-cell>
          <table:covered-table-cell/>
          <table:covered-table-cell/>
        </table:table-row>
        <table:table-row table:style-name="TableLine94199250979104">
          <table:table-cell table:style-name="Table3.A2" table:number-columns-spanned="3" office:value-type="string">
            <text:p text:style-name="P61"><text:span text:style-name="T33">Feature: </text:span>Admin users can delete events from the edit event page </text:p>
          </table:table-cell>
          <table:covered-table-cell/>
          <table:covered-table-cell/>
        </table:table-row>
        <table:table-row table:style-name="TableLine94199250979104">
          <table:table-cell table:style-name="Table3.A3" office:value-type="string">
            <text:p text:style-name="P55">6.3.1</text:p>
          </table:table-cell>
          <table:table-cell table:style-name="Table3.A3" office:value-type="string">
            <text:list xml:id="list2455673149" text:style-name="L4">
              <text:list-item>
                <text:p text:style-name="P109">Select Add Event from user menu</text:p>
              </text:list-item>
              <text:list-item>
                <text:p text:style-name="P109">Navigate to existing event page</text:p>
                <text:list>
                  <text:list-item>
                    <text:p text:style-name="P109">Select Edit event from user menu</text:p>
                  </text:list-item>
                  <text:list-item>
                    <text:p text:style-name="P109">Select delete</text:p>
                  </text:list-item>
                </text:list>
              </text:list-item>
              <text:list-item>
                <text:p text:style-name="P109">In delete modal</text:p>
                <text:list>
                  <text:list-item>
                    <text:p text:style-name="P109">Select close ‘x’</text:p>
                  </text:list-item>
                  <text:list-item>
                    <text:p text:style-name="P109">Select cancel</text:p>
                  </text:list-item>
                  <text:list-item>
                    <text:p text:style-name="P109">Select Delete</text:p>
                  </text:list-item>
                </text:list>
              </text:list-item>
            </text:list>
            <text:p text:style-name="P110"/>
          </table:table-cell>
          <table:table-cell table:style-name="Table3.A2" office:value-type="string">
            <text:list xml:id="list182534947498186" text:continue-list="list182534590498990" text:style-name="L3">
              <text:list-item>
                <text:p text:style-name="P64">Add event page has no delete button</text:p>
              </text:list-item>
              <text:list-item>
                <text:p text:style-name="P64">Edit event page has a delete button</text:p>
              </text:list-item>
              <text:list-item>
                <text:p text:style-name="P64">Selecting delete shows delete modal</text:p>
              </text:list-item>
              <text:list-item>
                <text:p text:style-name="P64">Selecting cancel or close hides delete modal without deleting event</text:p>
              </text:list-item>
              <text:list-item>
                <text:p text:style-name="P64">Delete permanently deletes event</text:p>
              </text:list-item>
              <text:list-item>
                <text:p text:style-name="P64">Event is no longer in list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13:47:39.623909949</meta:creation-date>
    <dc:date>2021-05-29T18:25:32.978260130</dc:date>
    <meta:editing-duration>PT19M34S</meta:editing-duration>
    <meta:editing-cycles>3</meta:editing-cycles>
    <meta:generator>LibreOffice/7.0.5.2$Linux_X86_64 LibreOffice_project/00$Build-2</meta:generator>
    <meta:document-statistic meta:table-count="6" meta:image-count="0" meta:object-count="0" meta:page-count="10" meta:paragraph-count="395" meta:word-count="2282" meta:character-count="12384" meta:non-whitespace-character-count="10713"/>
  </office:meta>
</office:document-meta>
</file>